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81.16pt" fo:break-before="auto" style:use-optimal-row-height="false"/>
    </style:style>
    <style:style style:name="ro4" style:family="table-row">
      <style:table-row-properties style:row-height="41.41pt" fo:break-before="auto" style:use-optimal-row-height="true"/>
    </style:style>
    <style:style style:name="ro5" style:family="table-row">
      <style:table-row-properties style:row-height="27.61pt" fo:break-before="auto" style:use-optimal-row-height="true"/>
    </style:style>
    <style:style style:name="ro6" style:family="table-row">
      <style:table-row-properties style:row-height="39.6pt" fo:break-before="auto" style:use-optimal-row-height="true"/>
    </style:style>
    <style:style style:name="ro7" style:family="table-row">
      <style:table-row-properties style:row-height="25.2pt" fo:break-before="auto" style:use-optimal-row-height="true"/>
    </style:style>
    <style:style style:name="ro8" style:family="table-row">
      <style:table-row-properties style:row-height="25.31pt" fo:break-before="auto" style:use-optimal-row-height="true"/>
    </style:style>
    <style:style style:name="ro9" style:family="table-row">
      <style:table-row-properties style:row-height="27.5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7.04pt" fo:break-before="auto" style:use-optimal-row-height="tru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5.34pt" fo:break-before="auto" style:use-optimal-row-height="true"/>
    </style:style>
    <style:style style:name="ro14" style:family="table-row">
      <style:table-row-properties style:row-height="47.51pt" fo:break-before="auto" style:use-optimal-row-height="false"/>
    </style:style>
    <style:style style:name="ro15" style:family="table-row">
      <style:table-row-properties style:row-height="36.54pt" fo:break-before="auto" style:use-optimal-row-height="true"/>
    </style:style>
    <style:style style:name="ro16" style:family="table-row">
      <style:table-row-properties style:row-height="17.01pt" fo:break-before="auto" style:use-optimal-row-height="true"/>
    </style:style>
    <style:style style:name="ro17" style:family="table-row">
      <style:table-row-properties style:row-height="84.56pt" fo:break-before="auto" style:use-optimal-row-height="true"/>
    </style:style>
    <style:style style:name="ro18" style:family="table-row">
      <style:table-row-properties style:row-height="25.51pt" fo:break-before="auto" style:use-optimal-row-height="true"/>
    </style:style>
    <style:style style:name="ro19" style:family="table-row">
      <style:table-row-properties style:row-height="43.09pt" fo:break-before="auto" style:use-optimal-row-height="false"/>
    </style:style>
    <style:style style:name="ro20" style:family="table-row">
      <style:table-row-properties style:row-height="30.56pt" fo:break-before="auto" style:use-optimal-row-height="true"/>
    </style:style>
    <style:style style:name="ro21" style:family="table-row">
      <style:table-row-properties style:row-height="42.49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39.34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ro25" style:family="table-row">
      <style:table-row-properties style:row-height="98.0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0" style:family="table-cell" style:parent-style-name="Default">
      <style:table-cell-properties fo:wrap-option="wrap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0">
      <style:table-cell-properties fo:wrap-option="no-wrap" style:vertical-align="automatic"/>
      <style:text-properties fo:font-weight="normal" style:font-weight-asian="normal" style:font-weight-complex="normal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automatic"/>
    </style:style>
    <style:style style:name="ce67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</style:style>
    <style:style style:name="ce7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fo:color="#222222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8" style:family="table-cell" style:parent-style-name="Default" style:data-style-name="N10104"/>
    <style:style style:name="ce29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1" style:family="table-cell" style:parent-style-name="Default" style:data-style-name="N10104">
      <style:text-properties fo:font-size="7pt" style:font-size-asian="7pt" style:font-size-complex="7pt"/>
    </style:style>
    <style:style style:name="ce32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89" style:family="table-cell" style:parent-style-name="Default" style:data-style-name="N104"/>
    <style:style style:name="ce33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ff3333" fo:font-weight="bold" style:font-weight-asian="bold" style:font-weight-complex="bold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37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wrap-option="no-wrap" style:vertical-align="automatic"/>
      <style:text-properties fo:color="#ff3333"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no-wrap" style:vertical-align="automati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fo:font-weight="normal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  <style:text-properties style:font-name="Calibri1" fo:font-size="11pt" fo:font-weight="normal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9" style:family="table-cell" style:parent-style-name="Default" style:data-style-name="N0">
      <style:text-properties style:font-name="Calibri1" fo:font-size="11pt" fo:font-weight="normal"/>
    </style:style>
    <style:style style:name="ce50" style:family="table-cell" style:parent-style-name="Default" style:data-style-name="N10104">
      <style:text-properties style:font-name="Calibri1" fo:font-size="11pt" fo:font-weight="normal"/>
    </style:style>
    <style:style style:name="ce51" style:family="table-cell" style:parent-style-name="Default" style:data-style-name="N10104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ext-properties fo:color="#ff3333" style:font-name="Calibri1" fo:font-size="11pt" fo:font-weight="normal" style:font-weight-asian="bold" style:font-weight-complex="bold"/>
    </style:style>
    <style:style style:name="ce54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2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3"/>
        <table:table-column table:style-name="co15" table:default-cell-style-name="ce22"/>
        <table:table-column table:style-name="co16" table:number-columns-repeated="1005" table:default-cell-style-name="ce22"/>
        <table:table-column table:style-name="co17" table:default-cell-style-name="ce22"/>
        <table:table-row table:style-name="ro1">
          <table:table-cell table:style-name="ce1" office:value-type="string" calcext:value-type="string">
            <text:p>Revisions</text:p>
          </table:table-cell>
          <table:table-cell table:style-name="ce1" table:number-columns-repeated="2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2017mar17 or so</text:p>
          </table:table-cell>
          <table:table-cell table:style-name="ce40" office:value-type="string" calcext:value-type="string">
            <text:p>ZA</text:p>
          </table:table-cell>
          <table:table-cell table:style-name="ce67" office:value-type="string" calcext:value-type="string" table:number-columns-spanned="15" table:number-rows-spanned="1">
            <text:p>Add the L bracket and U channel that will hold the SNAPv2s</text:p>
          </table:table-cell>
          <table:covered-table-cell table:style-name="ce2"/>
          <table:covered-table-cell table:number-columns-repeated="3" table:style-name="ce15"/>
          <table:covered-table-cell table:style-name="ce21"/>
          <table:covered-table-cell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2018mar28</text:p>
          </table:table-cell>
          <table:table-cell table:style-name="ce40" office:value-type="string" calcext:value-type="string">
            <text:p>MRD</text:p>
          </table:table-cell>
          <table:table-cell table:style-name="ce67" office:value-type="string" calcext:value-type="string" table:number-columns-spanned="15" table:number-rows-spanned="1">
            <text:p>Add in details of the ventilated shelf. <text:s/>; add in details of the initial L bracket and U channel orders</text:p>
          </table:table-cell>
          <table:covered-table-cell table:style-name="ce2"/>
          <table:covered-table-cell table:number-columns-repeated="3" table:style-name="ce15"/>
          <table:covered-table-cell table:style-name="ce21"/>
          <table:covered-table-cell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2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2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5]*(1+[.B6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 <text:s text:c="6"/>for this order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5" office:value-type="string" calcext:value-type="string">
            <text:p>Link</text:p>
          </table:table-cell>
          <table:table-cell table:style-name="ce16"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15" table:number-columns-repeated="3"/>
          <table:table-cell table:style-name="ce21"/>
          <table:table-cell table:number-columns-repeated="9"/>
          <table:table-cell table:style-name="ce21"/>
          <table:table-cell table:number-columns-repeated="1006"/>
        </table:table-row>
        <table:table-row table:style-name="ro2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2">countersink</text:span></text:p>
          </table:table-cell>
          <table:table-cell office:value-type="string" calcext:value-type="string">
            <text:p>front; back; right; left: <text:span text:style-name="T2">1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13]*[.$B$9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6.25" calcext:value-type="currency">
            <text:p>$6.25</text:p>
          </table:table-cell>
          <table:table-cell table:formula="of:=ROUNDUP([.I13]/[.J13];0)" office:value-type="float" office:value="8" calcext:value-type="float">
            <text:p>8</text:p>
          </table:table-cell>
          <table:table-cell table:formula="of:=[.L13]" office:value-type="float" office:value="8" calcext:value-type="float">
            <text:p>8</text:p>
          </table:table-cell>
          <table:table-cell table:style-name="ce28" table:formula="of:=[.K13]*[.M13]" office:value-type="currency" office:currency="USD" office:value="50" calcext:value-type="currency">
            <text:p>$50.00</text:p>
          </table:table-cell>
          <table:table-cell table:formula="of:=MAX(0;ROUNDUP(([.$B$7]*[.H13]-[.M13]*[.J13])/[.J13];0))" office:value-type="float" office:value="21" calcext:value-type="float">
            <text:p>21</text:p>
          </table:table-cell>
          <table:table-cell table:style-name="ce28" table:formula="of:=[.K13]*[.O13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2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4]*[.$B$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95" calcext:value-type="currency">
            <text:p>$4.95</text:p>
          </table:table-cell>
          <table:table-cell table:formula="of:=ROUNDUP([.I14]/[.J14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table:formula="of:=[.K14]*[.M14]" office:value-type="currency" office:currency="USD" office:value="9.9" calcext:value-type="currency">
            <text:p>$9.90</text:p>
          </table:table-cell>
          <table:table-cell table:formula="of:=MAX(0;0*ROUNDUP(([.$B$7]*[.H14]-[.M14]*[.J14])/[.J14];0))" office:value-type="float" office:value="0" calcext:value-type="float">
            <text:p>0</text:p>
          </table:table-cell>
          <table:table-cell table:style-name="ce28" table:formula="of:=[.K14]*[.O14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4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5]*[.$B$9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5]/[.J15];0)" office:value-type="float" office:value="8" calcext:value-type="float">
            <text:p>8</text:p>
          </table:table-cell>
          <table:table-cell table:formula="of:=[.L15]" office:value-type="float" office:value="8" calcext:value-type="float">
            <text:p>8</text:p>
          </table:table-cell>
          <table:table-cell table:style-name="ce28" table:formula="of:=[.K15]*[.M15]" office:value-type="currency" office:currency="USD" office:value="35.92" calcext:value-type="currency">
            <text:p>$35.92</text:p>
          </table:table-cell>
          <table:table-cell table:formula="of:=MAX(0;ROUNDUP(([.$B$7]*[.H15]-[.M15]*[.J15])/[.J15];0))" office:value-type="float" office:value="22" calcext:value-type="float">
            <text:p>22</text:p>
          </table:table-cell>
          <table:table-cell table:style-name="ce28" table:formula="of:=[.K15]*[.O15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6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6]/[.J16];0)" office:value-type="float" office:value="2" calcext:value-type="float">
            <text:p>2</text:p>
          </table:table-cell>
          <table:table-cell table:formula="of:=[.L16]" office:value-type="float" office:value="2" calcext:value-type="float">
            <text:p>2</text:p>
          </table:table-cell>
          <table:table-cell table:style-name="ce28" table:formula="of:=[.K16]*[.M16]" office:value-type="currency" office:currency="USD" office:value="8.98" calcext:value-type="currency">
            <text:p>$8.98</text:p>
          </table:table-cell>
          <table:table-cell table:formula="of:=MAX(0;ROUNDUP(([.$B$7]*[.H16]-[.M16]*[.J16])/[.J16];0))" office:value-type="float" office:value="13" calcext:value-type="float">
            <text:p>13</text:p>
          </table:table-cell>
          <table:table-cell table:style-name="ce28" table:formula="of:=[.K16]*[.O16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7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7]/[.J17];0)" office:value-type="float" office:value="1" calcext:value-type="float">
            <text:p>1</text:p>
          </table:table-cell>
          <table:table-cell table:formula="of:=[.L17]" office:value-type="float" office:value="1" calcext:value-type="float">
            <text:p>1</text:p>
          </table:table-cell>
          <table:table-cell table:style-name="ce28" table:formula="of:=[.K17]*[.M17]" office:value-type="currency" office:currency="USD" office:value="3.98" calcext:value-type="currency">
            <text:p>$3.98</text:p>
          </table:table-cell>
          <table:table-cell table:formula="of:=MAX(0;ROUNDUP(([.$B$7]*[.H17]-[.M17]*[.J17])/[.J17];0))" office:value-type="float" office:value="1" calcext:value-type="float">
            <text:p>1</text:p>
          </table:table-cell>
          <table:table-cell table:style-name="ce28" table:formula="of:=[.K17]*[.O17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8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8" table:formula="of:=[.K18]*[.M18]" office:value-type="currency" office:currency="USD" office:value="7.96" calcext:value-type="currency">
            <text:p>$7.96</text:p>
          </table:table-cell>
          <table:table-cell table:formula="of:=MAX(0;ROUNDUP(([.$B$7]*[.H18]-[.M18]*[.J18])/[.J18];0))" office:value-type="float" office:value="1" calcext:value-type="float">
            <text:p>1</text:p>
          </table:table-cell>
          <table:table-cell table:style-name="ce28" table:formula="of:=[.K18]*[.O18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2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9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I19]/[.J19];0)" office:value-type="float" office:value="1" calcext:value-type="float">
            <text:p>1</text:p>
          </table:table-cell>
          <table:table-cell table:formula="of:=[.L19]+1" office:value-type="float" office:value="2" calcext:value-type="float">
            <text:p>2</text:p>
          </table:table-cell>
          <table:table-cell table:style-name="ce28" table:formula="of:=[.K19]*[.M19]" office:value-type="currency" office:currency="USD" office:value="8.9" calcext:value-type="currency">
            <text:p>$8.90</text:p>
          </table:table-cell>
          <table:table-cell table:formula="of:=MAX(0;ROUNDUP(([.$B$7]*[.H19]-[.M19]*[.J19])/[.J19];0))" office:value-type="float" office:value="0" calcext:value-type="float">
            <text:p>0</text:p>
          </table:table-cell>
          <table:table-cell table:style-name="ce28" table:formula="of:=[.K19]*[.O19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20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03" calcext:value-type="currency">
            <text:p>$2.03</text:p>
          </table:table-cell>
          <table:table-cell table:formula="of:=ROUNDUP([.I20]/[.J20];0)" office:value-type="float" office:value="1" calcext:value-type="float">
            <text:p>1</text:p>
          </table:table-cell>
          <table:table-cell table:formula="of:=[.L20]+2" office:value-type="float" office:value="3" calcext:value-type="float">
            <text:p>3</text:p>
          </table:table-cell>
          <table:table-cell table:style-name="ce28" table:formula="of:=[.K20]*[.M20]" office:value-type="currency" office:currency="USD" office:value="6.09" calcext:value-type="currency">
            <text:p>$6.09</text:p>
          </table:table-cell>
          <table:table-cell table:formula="of:=MAX(0;ROUNDUP(([.$B$7]*[.H20]-[.M20]*[.J20])/[.J20];0))" office:value-type="float" office:value="0" calcext:value-type="float">
            <text:p>0</text:p>
          </table:table-cell>
          <table:table-cell table:style-name="ce28" table:formula="of:=[.K20]*[.O2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21]*[.$B$9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7" calcext:value-type="currency">
            <text:p>$3.97</text:p>
          </table:table-cell>
          <table:table-cell table:formula="of:=ROUNDUP([.I21]/[.J21];0)" office:value-type="float" office:value="2" calcext:value-type="float">
            <text:p>2</text:p>
          </table:table-cell>
          <table:table-cell table:formula="of:=[.L21]+2" office:value-type="float" office:value="4" calcext:value-type="float">
            <text:p>4</text:p>
          </table:table-cell>
          <table:table-cell table:style-name="ce28" table:formula="of:=[.K21]*[.M21]" office:value-type="currency" office:currency="USD" office:value="15.88" calcext:value-type="currency">
            <text:p>$15.88</text:p>
          </table:table-cell>
          <table:table-cell table:formula="of:=MAX(0;ROUNDUP(([.$B$7]*[.H21]-[.M21]*[.J21])/[.J21];0))" office:value-type="float" office:value="2" calcext:value-type="float">
            <text:p>2</text:p>
          </table:table-cell>
          <table:table-cell table:style-name="ce28" table:formula="of:=[.K21]*[.O21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22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I22]/[.J22];0)" office:value-type="float" office:value="1" calcext:value-type="float">
            <text:p>1</text:p>
          </table:table-cell>
          <table:table-cell table:formula="of:=[.L22]+1" office:value-type="float" office:value="2" calcext:value-type="float">
            <text:p>2</text:p>
          </table:table-cell>
          <table:table-cell table:style-name="ce28" table:formula="of:=[.K22]*[.M22]" office:value-type="currency" office:currency="USD" office:value="11.76" calcext:value-type="currency">
            <text:p>$11.76</text:p>
          </table:table-cell>
          <table:table-cell table:formula="of:=MAX(0;ROUNDUP(([.$B$7]*[.H22]-[.M22]*[.J22])/[.J22];0))" office:value-type="float" office:value="1" calcext:value-type="float">
            <text:p>1</text:p>
          </table:table-cell>
          <table:table-cell table:style-name="ce28" table:formula="of:=[.K22]*[.O22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2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5]*[.$B$9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I25]/[.J25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8" table:formula="of:=[.K25]*[.M25]" office:value-type="currency" office:currency="USD" office:value="17.60792" calcext:value-type="currency">
            <text:p>$17.61</text:p>
          </table:table-cell>
          <table:table-cell table:formula="of:=MAX(0;ROUNDUP(([.$B$7]*[.H25]-[.M25]*[.J25])/[.J25];0))" office:value-type="float" office:value="102" calcext:value-type="float">
            <text:p>102</text:p>
          </table:table-cell>
          <table:table-cell table:style-name="ce28" table:formula="of:=[.K25]*[.O25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5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2">jackscrew socket, </text:span><text:span text:style-name="T3">includes washers and nut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6]*[.$B$9]" office:value-type="float" office:value="68" calcext:value-type="float">
            <text:p>68</text:p>
          </table:table-cell>
          <table:table-cell table:style-name="ce26" office:value-type="float" office:value="25" calcext:value-type="float">
            <text:p>25</text:p>
          </table:table-cell>
          <table:table-cell table:style-name="ce30" office:value-type="currency" office:currency="USD" office:value="13.73" calcext:value-type="currency">
            <text:p>$13.73</text:p>
          </table:table-cell>
          <table:table-cell table:style-name="ce23" table:formula="of:=ROUNDUP([.I26]/[.J26];0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6]*[.M26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6]*[.O26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6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3" table:number-columns-repeated="1006"/>
        </table:table-row>
        <table:table-row table:style-name="ro4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2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7]*[.$B$9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currency" office:currency="USD" office:value="1.731" calcext:value-type="currency">
            <text:p>$1.73</text:p>
          </table:table-cell>
          <table:table-cell table:formula="of:=ROUNDUP([.I27]/[.J27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table:formula="of:=[.K27]*[.M27]" office:value-type="currency" office:currency="USD" office:value="173.1" calcext:value-type="currency">
            <text:p>$173.10</text:p>
          </table:table-cell>
          <table:table-cell table:formula="of:=MAX(0;ROUNDUP(([.$B$7]*[.H27]-[.M27]*[.J27])/[.J27];0))" office:value-type="float" office:value="36" calcext:value-type="float">
            <text:p>36</text:p>
          </table:table-cell>
          <table:table-cell table:style-name="ce28" table:formula="of:=[.K27]*[.O27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5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2">jackscrew socket,</text:span><text:span text:style-name="T3"> includes washers and nuts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8]*[.$B$9]" office:value-type="float" office:value="68" calcext:value-type="float">
            <text:p>68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currency" office:currency="USD" office:value="7.36" calcext:value-type="currency">
            <text:p>$7.36</text:p>
          </table:table-cell>
          <table:table-cell table:style-name="ce23" table:formula="of:=ROUNDUP([.I28]/[.J28];0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8]*[.M28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8]*[.O28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6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3" table:number-columns-repeated="1006"/>
        </table:table-row>
        <table:table-row table:style-name="ro5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.4" calcext:value-type="currency">
            <text:p>$1.40</text:p>
          </table:table-cell>
          <table:table-cell table:formula="of:=ROUNDUP([.I29]/[.J29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9]*[.M29]" office:value-type="currency" office:currency="USD" office:value="35" calcext:value-type="currency">
            <text:p>$35.00</text:p>
          </table:table-cell>
          <table:table-cell table:style-name="ce34" table:formula="of:=MAX(0;ROUNDUP(([.$B$7]*[.H29]-[.M29]*[.J29])/[.J29];0)-25)" office:value-type="float" office:value="86" calcext:value-type="float">
            <text:p>86</text:p>
          </table:table-cell>
          <table:table-cell table:style-name="ce28" table:formula="of:=[.K29]*[.O29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9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30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.31" calcext:value-type="currency">
            <text:p>$5.31</text:p>
          </table:table-cell>
          <table:table-cell table:formula="of:=ROUNDUP([.I30]/[.J30];0)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28" table:formula="of:=[.K30]*[.M30]" office:value-type="currency" office:currency="USD" office:value="159.3" calcext:value-type="currency">
            <text:p>$159.30</text:p>
          </table:table-cell>
          <table:table-cell table:style-name="ce34" table:formula="of:=MAX(0;ROUNDUP(([.$B$7]*[.H30]-[.M30]*[.J30])/[.J30];0)-25)" office:value-type="float" office:value="81" calcext:value-type="float">
            <text:p>81</text:p>
          </table:table-cell>
          <table:table-cell table:style-name="ce28" table:formula="of:=[.K30]*[.O30]" office:value-type="currency" office:currency="USD" office:value="430.11" calcext:value-type="currency">
            <text:p>$430.11</text:p>
          </table:table-cell>
          <table:table-cell table:style-name="ce25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31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39.72" calcext:value-type="currency">
            <text:p>$39.72</text:p>
          </table:table-cell>
          <table:table-cell table:formula="of:=ROUNDUP([.I31]/[.J31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31]*[.M31]" office:value-type="currency" office:currency="USD" office:value="993" calcext:value-type="currency">
            <text:p>$993.00</text:p>
          </table:table-cell>
          <table:table-cell table:style-name="ce34" table:formula="of:=MAX(0;ROUNDUP(([.$B$7]*[.H31]-[.M31]*[.J31])/[.J31];0))" office:value-type="float" office:value="111" calcext:value-type="float">
            <text:p>111</text:p>
          </table:table-cell>
          <table:table-cell table:style-name="ce28" table:formula="of:=[.K31]*[.O31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7"/>
          <table:table-cell table:number-columns-repeated="1017"/>
        </table:table-row>
        <table:table-row table:style-name="ro2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33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4.99" calcext:value-type="currency">
            <text:p>$4.99</text:p>
          </table:table-cell>
          <table:table-cell table:formula="of:=ROUNDUP([.I33]/[.J33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8" table:formula="of:=[.K33]*[.M33]" office:value-type="currency" office:currency="USD" office:value="0" calcext:value-type="currency">
            <text:p>$0.00</text:p>
          </table:table-cell>
          <table:table-cell table:formula="of:=MAX(0;ROUNDUP(([.$B$7]*[.H33]-[.M33]*[.J33])/[.J33];0))" office:value-type="float" office:value="136" calcext:value-type="float">
            <text:p>136</text:p>
          </table:table-cell>
          <table:table-cell table:style-name="ce28" table:formula="of:=[.K33]*[.O33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20" office:value-type="string" calcext:value-type="string">
            <text:p>Cable Matters</text:p>
          </table:table-cell>
          <table:table-cell table:style-name="ce20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20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5]*[.$B$9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2" office:value-type="currency" office:currency="USD" office:value="9" calcext:value-type="currency">
            <text:p>$9.00 </text:p>
          </table:table-cell>
          <table:table-cell table:formula="of:=ROUNDUP([.I35]/[.J35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8" table:formula="of:=[.K35]*[.M35]" office:value-type="currency" office:currency="USD" office:value="45" calcext:value-type="currency">
            <text:p>$45.00</text:p>
          </table:table-cell>
          <table:table-cell table:formula="of:=MAX(0;ROUNDUP(([.$B$7]*[.H35]-[.M35]*[.J35])/[.J35];0))" office:value-type="float" office:value="63" calcext:value-type="float">
            <text:p>63</text:p>
          </table:table-cell>
          <table:table-cell table:style-name="ce28" table:formula="of:=[.K35]*[.O35]" office:value-type="currency" office:currency="USD" office:value="567" calcext:value-type="currency">
            <text:p>$567.00</text:p>
          </table:table-cell>
          <table:table-cell table:style-name="ce36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20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table:style-name="ce12" table:formula="of:=[.D36]" office:value-type="string" office:string-value="Bergquist" calcext:value-type="string">
            <text:p>Bergquist</text:p>
          </table:table-cell>
          <table:table-cell table:style-name="ce12" table:formula="of:=[.E36]" office:value-type="string" office:string-value="HC3.0−0.125−02−0816 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6]*[.$B$9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2" office:value-type="currency" office:currency="USD" office:value="121.66" calcext:value-type="currency">
            <text:p>$121.66 </text:p>
          </table:table-cell>
          <table:table-cell table:formula="of:=ROUNDUP([.I36]/[.J36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[.K36]*[.M36]" office:value-type="currency" office:currency="USD" office:value="364.98" calcext:value-type="currency">
            <text:p>$364.98</text:p>
          </table:table-cell>
          <table:table-cell table:formula="of:=MAX(0;ROUNDUP(([.$B$7]*[.H36]-[.M36]*[.J36])/[.J36];0))" office:value-type="float" office:value="2" calcext:value-type="float">
            <text:p>2</text:p>
          </table:table-cell>
          <table:table-cell table:style-name="ce28" table:formula="of:=[.K36]*[.O36]" office:value-type="currency" office:currency="USD" office:value="243.32" calcext:value-type="currency">
            <text:p>$243.32</text:p>
          </table:table-cell>
          <table:table-cell table:style-name="ce36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72"/>
          <table:table-cell table:number-columns-repeated="1020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2"/>
          <table:table-cell table:style-name="ce72"/>
          <table:table-cell table:number-columns-repeated="1020"/>
        </table:table-row>
        <table:table-row table:style-name="ro9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73" office:value-type="string" calcext:value-type="string">
            <text:p>Johnson/Cinch</text:p>
          </table:table-cell>
          <table:table-cell table:style-name="ce73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73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9]*[.$B$9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2" table:formula="of:=250*4.544" office:value-type="currency" office:currency="USD" office:value="1136" calcext:value-type="currency">
            <text:p>$1,136.00 </text:p>
          </table:table-cell>
          <table:table-cell table:formula="of:=ROUNDUP([.I39]/[.J39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table:formula="of:=[.K39]*[.M39]" office:value-type="currency" office:currency="USD" office:value="1136" calcext:value-type="currency">
            <text:p>$1,136.00</text:p>
          </table:table-cell>
          <table:table-cell table:formula="of:=MAX(0;ROUNDUP(([.$B$7]*[.H39]-[.M39]*[.J39])/[.J39];0))" office:value-type="float" office:value="8" calcext:value-type="float">
            <text:p>8</text:p>
          </table:table-cell>
          <table:table-cell table:style-name="ce28" table:formula="of:=[.K39]*[.O39]" office:value-type="currency" office:currency="USD" office:value="9088" calcext:value-type="currency">
            <text:p>$9,088.00</text:p>
          </table:table-cell>
          <table:table-cell office:value-type="string" calcext:value-type="string">
            <text:p>22018feb06: 2000 ordered w/ 7 week leadtime. </text:p>
          </table:table-cell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</text:p>
          </table:table-cell>
          <table:table-cell table:style-name="ce10"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table:style-name="ce12" table:formula="of:=[.D40]" office:value-type="string" office:string-value="McMaster-Carr" calcext:value-type="string">
            <text:p>McMaster-Carr</text:p>
          </table:table-cell>
          <table:table-cell table:style-name="ce12" table:formula="of:=[.E40]" office:value-type="string" office:string-value="91772A077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40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40]/[.J40];0)" office:value-type="float" office:value="11" calcext:value-type="float">
            <text:p>11</text:p>
          </table:table-cell>
          <table:table-cell table:formula="of:=[.L40]" office:value-type="float" office:value="11" calcext:value-type="float">
            <text:p>11</text:p>
          </table:table-cell>
          <table:table-cell table:style-name="ce28" table:formula="of:=[.K40]*[.M40]" office:value-type="currency" office:currency="USD" office:value="49.39" calcext:value-type="currency">
            <text:p>$49.39</text:p>
          </table:table-cell>
          <table:table-cell table:formula="of:=MAX(0;ROUNDUP(([.$B$7]*[.H40]-[.M40]*[.J40])/[.J40];0))" office:value-type="float" office:value="33" calcext:value-type="float">
            <text:p>33</text:p>
          </table:table-cell>
          <table:table-cell table:style-name="ce28" table:formula="of:=[.K40]*[.O40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table:style-name="ce12" table:formula="of:=[.D41]" office:value-type="string" office:string-value="McMaster-Carr" calcext:value-type="string">
            <text:p>McMaster-Carr</text:p>
          </table:table-cell>
          <table:table-cell table:style-name="ce12" table:formula="of:=[.E41]" office:value-type="string" office:string-value="98438A200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41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5" calcext:value-type="currency">
            <text:p>$2.50</text:p>
          </table:table-cell>
          <table:table-cell table:formula="of:=ROUNDUP([.I41]/[.J41];0)" office:value-type="float" office:value="11" calcext:value-type="float">
            <text:p>11</text:p>
          </table:table-cell>
          <table:table-cell table:formula="of:=[.L41]+1" office:value-type="float" office:value="12" calcext:value-type="float">
            <text:p>12</text:p>
          </table:table-cell>
          <table:table-cell table:style-name="ce28" table:formula="of:=[.K41]*[.M41]" office:value-type="currency" office:currency="USD" office:value="30" calcext:value-type="currency">
            <text:p>$30.00</text:p>
          </table:table-cell>
          <table:table-cell table:formula="of:=MAX(0;ROUNDUP(([.$B$7]*[.H41]-[.M41]*[.J41])/[.J41];0))" office:value-type="float" office:value="32" calcext:value-type="float">
            <text:p>32</text:p>
          </table:table-cell>
          <table:table-cell table:style-name="ce28" table:formula="of:=[.K41]*[.O41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2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4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0.51" calcext:value-type="currency">
            <text:p>$0.51</text:p>
          </table:table-cell>
          <table:table-cell table:formula="of:=ROUNDUP([.I44]/[.J44];0)" office:value-type="float" office:value="100" calcext:value-type="float">
            <text:p>100</text:p>
          </table:table-cell>
          <table:table-cell table:formula="of:=[.L44]" office:value-type="float" office:value="100" calcext:value-type="float">
            <text:p>100</text:p>
          </table:table-cell>
          <table:table-cell table:style-name="ce28" table:formula="of:=[.K44]*[.M44]" office:value-type="currency" office:currency="USD" office:value="51" calcext:value-type="currency">
            <text:p>$51.00</text:p>
          </table:table-cell>
          <table:table-cell table:formula="of:=0*MAX(0;ROUNDUP(([.$B$7]*[.H44]-[.M44]*[.J44])/[.J44];0))" office:value-type="float" office:value="0" calcext:value-type="float">
            <text:p>0</text:p>
          </table:table-cell>
          <table:table-cell table:style-name="ce28" table:formula="of:=[.K44]*[.O44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1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style-name="ce60" office:value-type="string" calcext:value-type="string">
            <text:p>full ventilated shelf for the SNAPv2 units</text:p>
          </table:table-cell>
          <table:table-cell table:style-name="ce60" office:value-type="string" calcext:value-type="string">
            <text:p>Full ventilation. Front lip. 2U tall. 17” usable width. 14” deep. 50Lb rating</text:p>
          </table:table-cell>
          <table:table-cell/>
          <table:table-cell office:value-type="string" calcext:value-type="string">
            <text:p>Rackmountmart</text:p>
          </table:table-cell>
          <table:table-cell office:value-type="string" calcext:value-type="string">
            <text:p>RA202-VP</text:p>
          </table:table-cell>
          <table:table-cell table:style-name="ce12" table:formula="of:=[.D47]" office:value-type="string" office:string-value="Rackmountmart" calcext:value-type="string">
            <text:p>Rackmountmart</text:p>
          </table:table-cell>
          <table:table-cell table:style-name="ce12" table:formula="of:=[.E47]" office:value-type="string" office:string-value="RA202-VP" calcext:value-type="string">
            <text:p>RA202-VP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47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89" office:value-type="currency" office:currency="USD" office:value="32.93" calcext:value-type="currency">
            <text:p>$32.93</text:p>
          </table:table-cell>
          <table:table-cell table:formula="of:=ROUNDUP([.I47]/[.J47];0)" office:value-type="float" office:value="9" calcext:value-type="float">
            <text:p>9</text:p>
          </table:table-cell>
          <table:table-cell table:style-name="Default" office:value-type="float" office:value="30" calcext:value-type="float">
            <text:p>30</text:p>
          </table:table-cell>
          <table:table-cell table:style-name="ce28" table:formula="of:=[.K47]*[.M47]" office:value-type="currency" office:currency="USD" office:value="987.9" calcext:value-type="currency">
            <text:p>$987.90</text:p>
          </table:table-cell>
          <table:table-cell table:formula="of:=MAX(0;ROUNDUP(([.$B$7]*[.H47]-[.M47]*[.J47])/[.J47];0))" office:value-type="float" office:value="4" calcext:value-type="float">
            <text:p>4</text:p>
          </table:table-cell>
          <table:table-cell table:style-name="ce28" table:formula="of:=[.K47]*[.O47]" office:value-type="currency" office:currency="USD" office:value="131.72" calcext:value-type="currency">
            <text:p>$131.72</text:p>
          </table:table-cell>
          <table:table-cell office:value-type="string" calcext:value-type="string">
            <text:p>30 purchased 2018mar15</text:p>
          </table:table-cell>
          <table:table-cell table:style-name="ce60" office:value-type="string" calcext:value-type="string">
            <text:p><text:a xlink:href="http://www.rackmountmart.com/dataSheet/RA7202-VP.pdf" xlink:type="simple">http://www.rackmountmart.com/dataSheet/RA7202-VP.pdf</text:a>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NAPv2 gripping U Channel. <text:s/>~6” long per SNAPv2. Raw material</text:p>
          </table:table-cell>
          <table:table-cell table:style-name="ce9" office:value-type="string" calcext:value-type="string">
            <text:p>Aluminum U channel: 1/8" thick, 2.25" inner width, .88" inner height. <text:s/>Purchase in 4ft lengths. And divide into 8 (or 7) equal lengths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table:style-name="ce12" table:formula="of:=[.D48]" office:value-type="string" office:string-value="McMaster-Carr" calcext:value-type="string">
            <text:p>McMaster-Carr</text:p>
          </table:table-cell>
          <table:table-cell table:style-name="ce12" table:formula="of:=[.E48]" office:value-type="string" office:string-value="9001K78 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formula="of:=[.H48]*[.$B$9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89" office:value-type="currency" office:currency="USD" office:value="25.98" calcext:value-type="currency">
            <text:p>$25.98</text:p>
          </table:table-cell>
          <table:table-cell table:formula="of:=ROUNDUP([.I48]/[.J48];0)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ce28" table:formula="of:=[.K48]*[.M48]" office:value-type="currency" office:currency="USD" office:value="103.92" calcext:value-type="currency">
            <text:p>$103.92</text:p>
          </table:table-cell>
          <table:table-cell table:formula="of:=MAX(0;ROUNDUP(([.$B$7]*[.H48]-[.M48]*[.J48])/[.J48];0))" office:value-type="float" office:value="13" calcext:value-type="float">
            <text:p>13</text:p>
          </table:table-cell>
          <table:table-cell table:style-name="ce28" table:formula="of:=[.K48]*[.O48]" office:value-type="currency" office:currency="USD" office:value="337.74" calcext:value-type="currency">
            <text:p>$337.74</text:p>
          </table:table-cell>
          <table:table-cell office:value-type="string" calcext:value-type="string">
            <text:p>Split each 4ft section into 7 or 8 equal lengths. <text:s/>4 lengths of 4ft purchased 2018mar15. <text:s/>Maybe machining vendor will purchase the full quantity</text:p>
          </table:table-cell>
          <table:table-cell office:value-type="string" calcext:value-type="string">
            <text:p><text:a xlink:href="https://www.mcmaster.com/#9001k78" xlink:type="simple">https://www.mcmaster.com/#9001k78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SNAPv2 gripping U Channel. <text:s/>~6” long per SNAPv2. Machining</text:p>
          </table:table-cell>
          <table:table-cell table:style-name="ce9" office:value-type="string" calcext:value-type="string">
            <text:p>cut to length, 2 #10 counter-sunk through holes drilled</text:p>
          </table:table-cell>
          <table:table-cell table:number-columns-repeated="2"/>
          <table:table-cell table:style-name="ce20"/>
          <table:table-cell table:style-name="ce12" office:value-type="string" calcext:value-type="string">
            <text:p>Production Robotics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formula="of:=[.H4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89" office:value-type="currency" office:currency="USD" office:value="7.5" calcext:value-type="currency">
            <text:p>$7.50</text:p>
          </table:table-cell>
          <table:table-cell table:formula="of:=ROUNDUP([.I49]/[.J49];0)" office:value-type="float" office:value="34" calcext:value-type="float">
            <text:p>34</text:p>
          </table:table-cell>
          <table:table-cell table:style-name="Default" office:value-type="float" office:value="0" calcext:value-type="float">
            <text:p>0</text:p>
          </table:table-cell>
          <table:table-cell table:style-name="ce28" table:formula="of:=[.K49]*[.M49]" office:value-type="currency" office:currency="USD" office:value="0" calcext:value-type="currency">
            <text:p>$0.00</text:p>
          </table:table-cell>
          <table:table-cell table:formula="of:=MAX(0;ROUNDUP(([.$B$7]*[.H49]-[.M49]*[.J49])/[.J49];0))" office:value-type="float" office:value="136" calcext:value-type="float">
            <text:p>136</text:p>
          </table:table-cell>
          <table:table-cell table:style-name="ce28" table:formula="of:=[.K49]*[.O49]" office:value-type="currency" office:currency="USD" office:value="1020" calcext:value-type="currency">
            <text:p>$1,020.00</text:p>
          </table:table-cell>
          <table:table-cell office:value-type="string" calcext:value-type="string">
            <text:p>$7.50 machining cost is a total guess</text:p>
          </table:table-cell>
          <table:table-cell table:number-columns-repeated="1007"/>
        </table:table-row>
        <table:table-row table:style-name="ro14">
          <table:table-cell table:style-name="ce6" office:value-type="string" calcext:value-type="string">
            <text:p>L Bracket for the 15” long for 4 U Channels (and 4 SNAPv2s). <text:s/>Raw material</text:p>
          </table:table-cell>
          <table:table-cell table:style-name="ce9" office:value-type="string" calcext:value-type="string">
            <text:p>Aluminum L Bracket: 1/4" thick, 4" outside height. Purchase in 4ft lengths. <text:s/>And divide into lengths of 15”</text:p>
          </table:table-cell>
          <table:table-cell table:style-name="ce11"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12" table:formula="of:=[.D50]" office:value-type="string" office:string-value="McMaster-Carr" calcext:value-type="string">
            <text:p>McMaster-Carr</text:p>
          </table:table-cell>
          <table:table-cell table:style-name="ce12" table:formula="of:=[.E50]" office:value-type="string" office:string-value="8982K63 " calcext:value-type="string">
            <text:p>8982K63 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50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USD" office:value="66.21" calcext:value-type="currency">
            <text:p>$66.21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3" calcext:value-type="float">
            <text:p>3</text:p>
          </table:table-cell>
          <table:table-cell table:style-name="ce28" table:formula="of:=[.K50]*[.M50]" office:value-type="currency" office:currency="USD" office:value="198.63" calcext:value-type="currency">
            <text:p>$198.63</text:p>
          </table:table-cell>
          <table:table-cell table:formula="of:=MAX(0;ROUNDUP(([.$B$7]*[.H50]-[.M50]*[.J50])/[.J50];0))" office:value-type="float" office:value="31" calcext:value-type="float">
            <text:p>31</text:p>
          </table:table-cell>
          <table:table-cell table:style-name="ce28" table:formula="of:=[.K50]*[.O50]" office:value-type="currency" office:currency="USD" office:value="2052.51" calcext:value-type="currency">
            <text:p>$2,052.51</text:p>
          </table:table-cell>
          <table:table-cell office:value-type="string" calcext:value-type="string">
            <text:p>Split each 4ft section into 3 lengths of 15”. <text:s/>3 lengths of 4ft purchased 2018mar15. <text:s/>Maybe machining vendor will purchase the full quantity</text:p>
          </table:table-cell>
          <table:table-cell office:value-type="string" calcext:value-type="string">
            <text:p> <text:a xlink:href="https://www.mcmaster.com/#8982K63" xlink:type="simple">https://www.mcmaster.com/#8982K63</text:a></text:p>
          </table:table-cell>
          <table:table-cell table:style-name="ce27" table:number-columns-repeated="1006"/>
        </table:table-row>
        <table:table-row table:style-name="ro15">
          <table:table-cell table:style-name="ce6" office:value-type="string" calcext:value-type="string">
            <text:p>L Bracket for the 15” long for 4 U Channels (and 4 SNAPv2s). <text:s/>Machining</text:p>
          </table:table-cell>
          <table:table-cell table:style-name="ce9" office:value-type="string" calcext:value-type="string">
            <text:p>drill and tap 8 #10-32 holes for the 4 U channels and 6 #10-32 holes for the ventilated shelf</text:p>
          </table:table-cell>
          <table:table-cell table:style-name="ce11"/>
          <table:table-cell/>
          <table:table-cell table:style-name="ce20"/>
          <table:table-cell table:style-name="ce12" office:value-type="string" calcext:value-type="string">
            <text:p>Production Robotics</text:p>
          </table:table-cell>
          <table:table-cell table:style-name="ce20"/>
          <table:table-cell table:formula="of:=1/4" office:value-type="float" office:value="0.25" calcext:value-type="float">
            <text:p>0.25</text:p>
          </table:table-cell>
          <table:table-cell table:formula="of:=[.H51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USD" office:value="15" calcext:value-type="currency">
            <text:p>$15.00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style-name="ce28" table:formula="of:=[.K51]*[.M51]" office:value-type="currency" office:currency="USD" office:value="0" calcext:value-type="currency">
            <text:p>$0.00</text:p>
          </table:table-cell>
          <table:table-cell table:formula="of:=MAX(0;ROUNDUP(([.$B$7]*[.H51]-[.M51]*[.J51])/[.J51];0))" office:value-type="float" office:value="34" calcext:value-type="float">
            <text:p>34</text:p>
          </table:table-cell>
          <table:table-cell table:style-name="ce28" table:formula="of:=[.K51]*[.O51]" office:value-type="currency" office:currency="USD" office:value="510" calcext:value-type="currency">
            <text:p>$510.00</text:p>
          </table:table-cell>
          <table:table-cell office:value-type="string" calcext:value-type="string">
            <text:p>$15 machining cost is a total guess</text:p>
          </table:table-cell>
          <table:table-cell table:style-name="ce27" table:number-columns-repeated="1007"/>
        </table:table-row>
        <table:table-row table:style-name="ro1">
          <table:table-cell office:value-type="string" calcext:value-type="string">
            <text:p>Screws to hold the 4 U Channels to the L Bracket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table:style-name="ce12" table:formula="of:=[.D52]" office:value-type="string" office:string-value="McMaster-Carr" calcext:value-type="string">
            <text:p>McMaster-Carr</text:p>
          </table:table-cell>
          <table:table-cell table:style-name="ce12" table:formula="of:=[.E52]" office:value-type="string" office:string-value="91771A830 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10.95" calcext:value-type="currency">
            <text:p>$10.95</text:p>
          </table:table-cell>
          <table:table-cell table:formula="of:=ROUNDUP([.I52]/[.J52];0)" office:value-type="float" office:value="0" calcext:value-type="float">
            <text:p>0</text:p>
          </table:table-cell>
          <table:table-cell table:formula="of:=[.L52]" office:value-type="float" office:value="0" calcext:value-type="float">
            <text:p>0</text:p>
          </table:table-cell>
          <table:table-cell table:style-name="ce28" table:formula="of:=[.K52]*[.M52]" office:value-type="currency" office:currency="USD" office:value="0" calcext:value-type="currency">
            <text:p>$0.00</text:p>
          </table:table-cell>
          <table:table-cell table:formula="of:=0*MAX(0;ROUNDUP(([.$B$7]*[.H52]-[.M52]*[.J52])/[.J52];0))" office:value-type="float" office:value="0" calcext:value-type="float">
            <text:p>0</text:p>
          </table:table-cell>
          <table:table-cell table:style-name="ce28" table:formula="of:=[.K52]*[.O5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" xlink:type="simple">https://www.mcmaster.com/#91771a830</text:a></text:p>
          </table:table-cell>
          <table:table-cell table:number-columns-repeated="1006"/>
        </table:table-row>
        <table:table-row table:style-name="ro1">
          <table:table-cell table:style-name="ce60" office:value-type="string" calcext:value-type="string">
            <text:p>Screws to hold the L Bracket to the ventilated shelf</text:p>
          </table:table-cell>
          <table:table-cell office:value-type="string" calcext:value-type="string">
            <text:p>#10-32 1/2”,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table:style-name="ce12" table:formula="of:=[.D53]" office:value-type="string" office:string-value="McMaster-Carr" calcext:value-type="string">
            <text:p>McMaster-Carr</text:p>
          </table:table-cell>
          <table:table-cell table:style-name="ce12" table:formula="of:=[.E53]" office:value-type="string" office:string-value="91772A829 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9.17" calcext:value-type="currency">
            <text:p>$9.17</text:p>
          </table:table-cell>
          <table:table-cell table:formula="of:=ROUNDUP([.I53]/[.J53];0)" office:value-type="float" office:value="0" calcext:value-type="float">
            <text:p>0</text:p>
          </table:table-cell>
          <table:table-cell table:formula="of:=[.L53]" office:value-type="float" office:value="0" calcext:value-type="float">
            <text:p>0</text:p>
          </table:table-cell>
          <table:table-cell table:style-name="ce28" table:formula="of:=[.K53]*[.M53]" office:value-type="currency" office:currency="USD" office:value="0" calcext:value-type="currency">
            <text:p>$0.00</text:p>
          </table:table-cell>
          <table:table-cell table:formula="of:=0*MAX(0;ROUNDUP(([.$B$7]*[.H53]-[.M53]*[.J53])/[.J53];0))" office:value-type="float" office:value="0" calcext:value-type="float">
            <text:p>0</text:p>
          </table:table-cell>
          <table:table-cell table:style-name="ce28" table:formula="of:=[.K53]*[.O5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" xlink:type="simple">https://www.mcmaster.com/#91772a829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Nut : <text:span text:style-name="T1">OPTIONAL ?</text:span></text:p>
          </table:table-cell>
          <table:table-cell table:style-name="Default" office:value-type="string" calcext:value-type="string">
            <text:p>#10, external tooth lock nut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table:style-name="ce12" table:formula="of:=[.D54]" office:value-type="string" office:string-value="McMaster-Carr" calcext:value-type="string">
            <text:p>McMaster-Carr</text:p>
          </table:table-cell>
          <table:table-cell table:style-name="ce12" table:formula="of:=[.E54]" office:value-type="string" office:string-value="96278A411 " calcext:value-type="string">
            <text:p>96278A411 </text:p>
          </table:table-cell>
          <table:table-cell table:formula="of:=[.H52]+[.H53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7.82" calcext:value-type="currency">
            <text:p>$7.82</text:p>
          </table:table-cell>
          <table:table-cell table:formula="of:=ROUNDUP([.I54]/[.J54];0)" office:value-type="float" office:value="0" calcext:value-type="float">
            <text:p>0</text:p>
          </table:table-cell>
          <table:table-cell table:formula="of:=[.L54]" office:value-type="float" office:value="0" calcext:value-type="float">
            <text:p>0</text:p>
          </table:table-cell>
          <table:table-cell table:style-name="ce28" table:formula="of:=[.K54]*[.M54]" office:value-type="currency" office:currency="USD" office:value="0" calcext:value-type="currency">
            <text:p>$0.00</text:p>
          </table:table-cell>
          <table:table-cell table:formula="of:=0*MAX(0;ROUNDUP(([.$B$7]*[.H54]-[.M54]*[.J54])/[.J54];0))" office:value-type="float" office:value="0" calcext:value-type="float">
            <text:p>0</text:p>
          </table:table-cell>
          <table:table-cell table:style-name="ce28" table:formula="of:=[.K54]*[.O54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office:value-type="string" calcext:value-type="string">
            <text:p><text:a xlink:href="https://www.mcmaster.com/#96278a411" xlink:type="simple">https://www.mcmaster.com/#96278a411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washer : <text:span text:style-name="T1">OPTIONAL ?</text:span></text:p>
          </table:table-cell>
          <table:table-cell office:value-type="string" calcext:value-type="string">
            <text:p>#10, external tooth lock washer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table:style-name="ce12" table:formula="of:=[.D55]" office:value-type="string" office:string-value="McMaster-Carr" calcext:value-type="string">
            <text:p>McMaster-Carr</text:p>
          </table:table-cell>
          <table:table-cell table:style-name="ce12" table:formula="of:=[.E55]" office:value-type="string" office:string-value="95584A205 " calcext:value-type="string">
            <text:p>95584A205 </text:p>
          </table:table-cell>
          <table:table-cell table:formula="of:=[.H54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2.47" calcext:value-type="currency">
            <text:p>$2.47</text:p>
          </table:table-cell>
          <table:table-cell table:formula="of:=ROUNDUP([.I55]/[.J55];0)" office:value-type="float" office:value="0" calcext:value-type="float">
            <text:p>0</text:p>
          </table:table-cell>
          <table:table-cell table:formula="of:=[.L55]" office:value-type="float" office:value="0" calcext:value-type="float">
            <text:p>0</text:p>
          </table:table-cell>
          <table:table-cell table:style-name="ce28" table:formula="of:=[.K55]*[.M55]" office:value-type="currency" office:currency="USD" office:value="0" calcext:value-type="currency">
            <text:p>$0.00</text:p>
          </table:table-cell>
          <table:table-cell table:formula="of:=0*MAX(0;ROUNDUP(([.$B$7]*[.H55]-[.M55]*[.J55])/[.J55];0))" office:value-type="float" office:value="0" calcext:value-type="float">
            <text:p>0</text:p>
          </table:table-cell>
          <table:table-cell table:style-name="ce28" table:formula="of:=[.K55]*[.O55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table:style-name="Default" office:value-type="string" calcext:value-type="string">
            <text:p><text:a xlink:href="https://www.mcmaster.com/#95584a205" xlink:type="simple">https://www.mcmaster.com/#95584a205</text:a>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28" table:formula="of:=SUM([.N5:.N43])" office:value-type="currency" office:currency="USD" office:value="3162.74792" calcext:value-type="currency">
            <text:p>$3,162.75</text:p>
          </table:table-cell>
          <table:table-cell table:style-name="ce28"/>
          <table:table-cell table:style-name="ce28" table:formula="of:=SUM([.P5:.P43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28" table:formula="of:=[PCB.M59]" office:value-type="currency" office:currency="USD" office:value="6.48" calcext:value-type="currency">
            <text:p>$6.48</text:p>
          </table:table-cell>
          <table:table-cell/>
          <table:table-cell table:style-name="ce28" table:formula="of:=[PCB.O59]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16">
          <table:table-cell table:number-columns-repeated="12"/>
          <table:table-cell table:style-name="ce27" office:value-type="string" calcext:value-type="string">
            <text:p>total</text:p>
          </table:table-cell>
          <table:table-cell table:style-name="ce35" table:formula="of:=[.N60]+[.N61]" office:value-type="currency" office:currency="USD" office:value="3169.22792" calcext:value-type="currency">
            <text:p>$3,169.23</text:p>
          </table:table-cell>
          <table:table-cell table:style-name="ce35"/>
          <table:table-cell table:style-name="ce35" table:formula="of:=[.P60]+[.P61]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16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3"/>
        <table:table-column table:style-name="co32" table:default-cell-style-name="ce22"/>
        <table:table-column table:style-name="co16" table:number-columns-repeated="1006" table:default-cell-style-name="ce22"/>
        <table:table-column table:style-name="co17" table:default-cell-style-name="ce22"/>
        <table:table-row table:style-name="ro11">
          <table:table-cell table:style-name="ce1" office:value-type="string" calcext:value-type="string">
            <text:p>Revisions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2017jun21</text:p>
          </table:table-cell>
          <table:table-cell table:style-name="ce40" office:value-type="string" calcext:value-type="string">
            <text:p>first rev w/ NMT box and PDU box for prototyple Node Enclosure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2017nov22</text:p>
          </table:table-cell>
          <table:table-cell table:style-name="ce40" office:value-type="string" calcext:value-type="string">
            <text:p>first pass of counts for the PCB box which combines the functions of the NMT and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/>
          <table:table-cell table:style-name="ce40" office:value-type="string" calcext:value-type="string">
            <text:p>change to use 1, arbitrarily chosen, front and size for main entries. <text:s/>They had been a seemingly random mix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2018mar16</text:p>
          </table:table-cell>
          <table:table-cell table:style-name="ce40" office:value-type="string" calcext:value-type="string">
            <text:p>shift right, in the cell, a few entries that are just for the prototype3 NMT, PDU and not on PCB. <text:s/>Include both PCB fan options. <text:s/>Include #8-32 7/8” <text:s/>screws already purchased. <text:s/>Fix typos re disc thermostat -(no #8-23 hardware to hold it)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</text:p>
          </table:table-cell>
          <table:table-cell table:style-name="ce40" office:value-type="string" calcext:value-type="string">
            <text:p>fix description and part number for the #8-32 lock washer for the fans, add in #8-32 thin nuts to hold emi vents to the front/back panels.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-25</text:p>
          </table:table-cell>
          <table:table-cell table:style-name="ce40" office:value-type="string" calcext:value-type="string">
            <text:p>add in the hardware to hold the LC/LC duplex adapter to front panel mounting hardware (same as the simplex SC). <text:s/>Add in the M4 hardware for the corner brackets – this includes more M4 lock washers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/>
          <table:table-cell table:style-name="ce40" office:value-type="string" calcext:value-type="string">
            <text:p>Add in the standoffs for the Adruino Ethernet and the 8 Way Relay board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/>
          <table:table-cell table:style-name="ce40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/>
          <table:table-cell table:style-name="ce41" office:value-type="string" calcext:value-type="string">
            <text:p>TBD : verify size of hardware holding the 3 SSRs to the PCB back plate can be larger than sized used to hold them to the bottom of the PDU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/>
          <table:table-cell table:style-name="ce42"/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2]-18) / 4" office:value-type="float" office:value="25" calcext:value-type="float">
            <text:p>25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13]+[.B14]" office:value-type="float" office:value="34" calcext:value-type="float">
            <text:p>34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15]*(1+[.B16]);0)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office:value-type="string" calcext:value-type="string">
            <text:p>dates of first purchases</text:p>
          </table:table-cell>
          <table:table-cell table:number-columns-repeated="1013"/>
        </table:table-row>
        <table:table-row table:style-name="ro1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9"/>
        </table:table-row>
        <table:table-row table:style-name="ro17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2" table:number-columns-repeated="1007"/>
        </table:table-row>
        <table:table-row table:style-name="ro1">
          <table:table-cell table:number-columns-repeated="1024"/>
        </table:table-row>
        <table:table-row table:style-name="ro11">
          <table:table-cell table:style-name="ce37" office:value-type="string" calcext:value-type="string">
            <text:p>White Rabbit Metal Plate attachment side panel</text:p>
          </table:table-cell>
          <table:table-cell table:style-name="ce37" office:value-type="string" calcext:value-type="string">
            <text:p>M4 0.7mm x 8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218</text:p>
          </table:table-cell>
          <table:table-cell table:style-name="ce44" table:formula="of:=[.C22]" office:value-type="string" office:string-value="McMaster-Carr" calcext:value-type="string">
            <text:p>McMaster-Carr</text:p>
          </table:table-cell>
          <table:table-cell table:style-name="ce44" table:formula="of:=[.D22]" office:value-type="string" office:string-value="92000A218" calcext:value-type="string">
            <text:p>92000A21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2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6.52" calcext:value-type="currency">
            <text:p>$6.52</text:p>
          </table:table-cell>
          <table:table-cell table:style-name="ce49" table:formula="of:=ROUNDUP([.H22]/[.I22];0)" office:value-type="float" office:value="1" calcext:value-type="float">
            <text:p>1</text:p>
          </table:table-cell>
          <table:table-cell table:style-name="ce49" table:formula="of:=[.K22]+1" office:value-type="float" office:value="2" calcext:value-type="float">
            <text:p>2</text:p>
          </table:table-cell>
          <table:table-cell table:style-name="ce50" table:formula="of:=[.J22]*[.L22]" office:value-type="currency" office:currency="USD" office:value="13.04" calcext:value-type="currency">
            <text:p>$13.04</text:p>
          </table:table-cell>
          <table:table-cell table:style-name="ce49" table:formula="of:=MAX(0;ROUNDUP(([.$B$19]*[.G22]-[.L22]*[.I22])/[.I22];0))" office:value-type="float" office:value="0" calcext:value-type="float">
            <text:p>0</text:p>
          </table:table-cell>
          <table:table-cell table:style-name="ce50" table:formula="of:=[.J22]*[.N22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White Rabbit Metal Plate attachment side panel lock washer</text:p>
          </table:table-cell>
          <table:table-cell table:style-name="ce37" office:value-type="string" calcext:value-type="string">
            <text:p>M4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30</text:p>
          </table:table-cell>
          <table:table-cell table:style-name="ce44" table:formula="of:=[.C23]" office:value-type="string" office:string-value="McMaster-Carr" calcext:value-type="string">
            <text:p>McMaster-Carr</text:p>
          </table:table-cell>
          <table:table-cell table:style-name="ce44" table:formula="of:=[.D23]" office:value-type="string" office:string-value="91120A130" calcext:value-type="string">
            <text:p>91120A1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23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5" calcext:value-type="currency">
            <text:p>$2.75</text:p>
          </table:table-cell>
          <table:table-cell table:style-name="ce49" table:formula="of:=ROUNDUP([.H23]/[.I23];0)" office:value-type="float" office:value="1" calcext:value-type="float">
            <text:p>1</text:p>
          </table:table-cell>
          <table:table-cell table:style-name="ce49" table:formula="of:=[.K23]+1" office:value-type="float" office:value="2" calcext:value-type="float">
            <text:p>2</text:p>
          </table:table-cell>
          <table:table-cell table:style-name="ce50" table:formula="of:=[.J23]*[.L23]" office:value-type="currency" office:currency="USD" office:value="5.5" calcext:value-type="currency">
            <text:p>$5.50</text:p>
          </table:table-cell>
          <table:table-cell table:style-name="ce49" table:formula="of:=MAX(0;ROUNDUP(([.$B$19]*[.G23]-[.L23]*[.I23])/[.I23];0))" office:value-type="float" office:value="0" calcext:value-type="float">
            <text:p>0</text:p>
          </table:table-cell>
          <table:table-cell table:style-name="ce50" table:formula="of:=[.J23]*[.N2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the corner L brackets down below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38" office:value-type="string" calcext:value-type="string">
            <text:p><text:span text:style-name="T1">OBSOLETE: </text:span>Fan screens front and back panels</text:p>
          </table:table-cell>
          <table:table-cell table:style-name="ce38" office:value-type="string" calcext:value-type="string">
            <text:p>#8-32 1/2”, rounded head: <text:span text:style-name="T6">no countersink</text:span></text:p>
          </table:table-cell>
          <table:table-cell table:style-name="ce45" office:value-type="string" calcext:value-type="string">
            <text:p>McMaster-Carr</text:p>
          </table:table-cell>
          <table:table-cell table:style-name="ce101" office:value-type="string" calcext:value-type="string">
            <text:p>91772A194</text:p>
          </table:table-cell>
          <table:table-cell table:style-name="ce45" table:formula="of:=[.C24]" office:value-type="string" office:string-value="McMaster-Carr" calcext:value-type="string">
            <text:p>McMaster-Carr</text:p>
          </table:table-cell>
          <table:table-cell table:style-name="ce45" table:formula="of:=[.D24]" office:value-type="string" office:string-value="91772A194" calcext:value-type="string">
            <text:p>91772A194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4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24]/[.I24];0)" office:value-type="float" office:value="4" calcext:value-type="float">
            <text:p>4</text:p>
          </table:table-cell>
          <table:table-cell table:style-name="ce53" table:formula="of:=[.K24]-2" office:value-type="float" office:value="2" calcext:value-type="float">
            <text:p>2</text:p>
          </table:table-cell>
          <table:table-cell table:style-name="ce50" table:formula="of:=[.J24]*[.L24]" office:value-type="currency" office:currency="USD" office:value="15.08" calcext:value-type="currency">
            <text:p>$15.08</text:p>
          </table:table-cell>
          <table:table-cell table:style-name="ce49" table:formula="of:=0*MAX(0;ROUNDUP(([.$B$19]*[.G24]-[.L24]*[.I24])/[.I24];0))" office:value-type="float" office:value="0" calcext:value-type="float">
            <text:p>0</text:p>
          </table:table-cell>
          <table:table-cell table:style-name="ce50" table:formula="of:=[.J24]*[.N24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fan screens. Need longer version with the Tech-Etch EMI vents.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Fan screens front and back panels hex nut to be installed at the fans (farthest from screw head)</text:p>
          </table:table-cell>
          <table:table-cell table:style-name="ce37" office:value-type="string" calcext:value-type="string">
            <text:p>#8-32 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25]" office:value-type="string" office:string-value="McMaster-Carr" calcext:value-type="string">
            <text:p>McMaster-Carr</text:p>
          </table:table-cell>
          <table:table-cell table:style-name="ce44" table:formula="of:=[.D25]" office:value-type="string" office:string-value="96278A009" calcext:value-type="string">
            <text:p>96278A009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25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25]/[.I25];0)" office:value-type="float" office:value="4" calcext:value-type="float">
            <text:p>4</text:p>
          </table:table-cell>
          <table:table-cell table:style-name="ce49" table:formula="of:=[.K25]" office:value-type="float" office:value="4" calcext:value-type="float">
            <text:p>4</text:p>
          </table:table-cell>
          <table:table-cell table:style-name="ce50" table:formula="of:=[.J25]*[.L25]" office:value-type="currency" office:currency="USD" office:value="29.6" calcext:value-type="currency">
            <text:p>$29.60</text:p>
          </table:table-cell>
          <table:table-cell table:style-name="ce49" table:formula="of:=MAX(0;ROUNDUP(([.$B$19]*[.G25]-[.L25]*[.I25])/[.I25];0))" office:value-type="float" office:value="0" calcext:value-type="float">
            <text:p>0</text:p>
          </table:table-cell>
          <table:table-cell table:style-name="ce50" table:formula="of:=[.J25]*[.N25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RJ45 bulkhead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26]" office:value-type="string" office:string-value="McMaster-Carr" calcext:value-type="string">
            <text:p>McMaster-Carr</text:p>
          </table:table-cell>
          <table:table-cell table:style-name="ce44" table:formula="of:=[.D26]" office:value-type="string" office:string-value="91772A110" calcext:value-type="string">
            <text:p>91772A110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6]*[.$B$19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26]/[.I26];0)" office:value-type="float" office:value="4" calcext:value-type="float">
            <text:p>4</text:p>
          </table:table-cell>
          <table:table-cell table:style-name="ce49" table:formula="of:=[.K26]" office:value-type="float" office:value="4" calcext:value-type="float">
            <text:p>4</text:p>
          </table:table-cell>
          <table:table-cell table:style-name="ce50" table:formula="of:=[.J26]*[.L26]" office:value-type="currency" office:currency="USD" office:value="17.8" calcext:value-type="currency">
            <text:p>$17.80</text:p>
          </table:table-cell>
          <table:table-cell table:style-name="ce49" table:formula="of:=MAX(0;ROUNDUP(([.$B$19]*[.G26]-[.L26]*[.I26])/[.I26];0))" office:value-type="float" office:value="0" calcext:value-type="float">
            <text:p>0</text:p>
          </table:table-cell>
          <table:table-cell table:style-name="ce50" table:formula="of:=[.J26]*[.N26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9">
          <table:table-cell table:style-name="ce37" office:value-type="string" calcext:value-type="string">
            <text:p>RJ45 bulkheads attachment hex nut with lock washers</text:p>
          </table:table-cell>
          <table:table-cell table:style-name="ce37" office:value-type="string" calcext:value-type="string">
            <text:p>#4-40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27]" office:value-type="string" office:string-value="McMaster-Carr" calcext:value-type="string">
            <text:p>McMaster-Carr</text:p>
          </table:table-cell>
          <table:table-cell table:style-name="ce44" table:formula="of:=[.D27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27]*[.$B$19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27]/[.I27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27]*[.L27]" office:value-type="currency" office:currency="USD" office:value="29.4" calcext:value-type="currency">
            <text:p>$29.40</text:p>
          </table:table-cell>
          <table:table-cell table:style-name="ce49" table:formula="of:=MAX(0;ROUNDUP(([.$B$19]*[.G27]-[.L27]*[.I27])/[.I27];0))" office:value-type="float" office:value="0" calcext:value-type="float">
            <text:p>0</text:p>
          </table:table-cell>
          <table:table-cell table:style-name="ce50" table:formula="of:=[.J27]*[.N2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SC simplex and LC duplex bulkhead adapter</text:p>
          </table:table-cell>
          <table:table-cell table:style-name="ce37" office:value-type="string" calcext:value-type="string">
            <text:p>#2-56 1/2”, round head : no <text:span text:style-name="T6">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081</text:p>
          </table:table-cell>
          <table:table-cell table:style-name="ce44" table:formula="of:=[.C28]" office:value-type="string" office:string-value="McMaster-Carr" calcext:value-type="string">
            <text:p>McMaster-Carr</text:p>
          </table:table-cell>
          <table:table-cell table:style-name="ce44" table:formula="of:=[.D28]" office:value-type="string" office:string-value="91772A081" calcext:value-type="string">
            <text:p>91772A081</text:p>
          </table:table-cell>
          <table:table-cell table:style-name="ce49" table:formula="of:=2*2" office:value-type="float" office:value="4" calcext:value-type="float">
            <text:p>4</text:p>
          </table:table-cell>
          <table:table-cell table:style-name="ce49" table:formula="of:=[.G28]*[.$B$19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29" calcext:value-type="currency">
            <text:p>$5.29</text:p>
          </table:table-cell>
          <table:table-cell table:style-name="ce49" table:formula="of:=ROUNDUP([.H28]/[.I28];0)" office:value-type="float" office:value="2" calcext:value-type="float">
            <text:p>2</text:p>
          </table:table-cell>
          <table:table-cell table:style-name="ce49" table:formula="of:=[.K28]+1" office:value-type="float" office:value="3" calcext:value-type="float">
            <text:p>3</text:p>
          </table:table-cell>
          <table:table-cell table:style-name="ce50" table:formula="of:=[.J28]*[.L28]" office:value-type="currency" office:currency="USD" office:value="15.87" calcext:value-type="currency">
            <text:p>$15.87</text:p>
          </table:table-cell>
          <table:table-cell table:style-name="ce49" table:formula="of:=MAX(0;ROUNDUP(([.$B$19]*[.G28]-[.L28]*[.I28])/[.I28];0))" office:value-type="float" office:value="0" calcext:value-type="float">
            <text:p>0</text:p>
          </table:table-cell>
          <table:table-cell table:style-name="ce50" table:formula="of:=[.J28]*[.N28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SC simplex and LC duplex bulkhead adapter hex nut</text:p>
          </table:table-cell>
          <table:table-cell table:style-name="ce37" office:value-type="string" calcext:value-type="string">
            <text:p>#2-56, hex nut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841A003</text:p>
          </table:table-cell>
          <table:table-cell table:style-name="ce44" table:formula="of:=[.C29]" office:value-type="string" office:string-value="McMaster-Carr" calcext:value-type="string">
            <text:p>McMaster-Carr</text:p>
          </table:table-cell>
          <table:table-cell table:style-name="ce44" table:formula="of:=[.D29]" office:value-type="string" office:string-value="91841A003" calcext:value-type="string">
            <text:p>91841A003</text:p>
          </table:table-cell>
          <table:table-cell table:style-name="ce49" table:formula="of:=2*2" office:value-type="float" office:value="4" calcext:value-type="float">
            <text:p>4</text:p>
          </table:table-cell>
          <table:table-cell table:style-name="ce49" table:formula="of:=[.G29]*[.$B$19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7" calcext:value-type="currency">
            <text:p>$2.77</text:p>
          </table:table-cell>
          <table:table-cell table:style-name="ce49" table:formula="of:=ROUNDUP([.H29]/[.I29];0)" office:value-type="float" office:value="2" calcext:value-type="float">
            <text:p>2</text:p>
          </table:table-cell>
          <table:table-cell table:style-name="ce49" table:formula="of:=[.K29]+1" office:value-type="float" office:value="3" calcext:value-type="float">
            <text:p>3</text:p>
          </table:table-cell>
          <table:table-cell table:style-name="ce50" table:formula="of:=[.J29]*[.L29]" office:value-type="currency" office:currency="USD" office:value="8.31" calcext:value-type="currency">
            <text:p>$8.31</text:p>
          </table:table-cell>
          <table:table-cell table:style-name="ce49" table:formula="of:=MAX(0;ROUNDUP(([.$B$19]*[.G29]-[.L29]*[.I29])/[.I29];0))" office:value-type="float" office:value="0" calcext:value-type="float">
            <text:p>0</text:p>
          </table:table-cell>
          <table:table-cell table:style-name="ce50" table:formula="of:=[.J29]*[.N2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SC simplex and LC duplex bulkhead adapter lock washer</text:p>
          </table:table-cell>
          <table:table-cell table:style-name="ce37" office:value-type="string" calcext:value-type="string">
            <text:p>#2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8438A200</text:p>
          </table:table-cell>
          <table:table-cell table:style-name="ce44" table:formula="of:=[.C30]" office:value-type="string" office:string-value="McMaster-Carr" calcext:value-type="string">
            <text:p>McMaster-Carr</text:p>
          </table:table-cell>
          <table:table-cell table:style-name="ce44" table:formula="of:=[.D30]" office:value-type="string" office:string-value="98438A200" calcext:value-type="string">
            <text:p>98438A200</text:p>
          </table:table-cell>
          <table:table-cell table:style-name="ce49" table:formula="of:=2*2" office:value-type="float" office:value="4" calcext:value-type="float">
            <text:p>4</text:p>
          </table:table-cell>
          <table:table-cell table:style-name="ce49" table:formula="of:=[.G30]*[.$B$19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5" calcext:value-type="currency">
            <text:p>$2.50</text:p>
          </table:table-cell>
          <table:table-cell table:style-name="ce49" table:formula="of:=ROUNDUP([.H30]/[.I30];0)" office:value-type="float" office:value="2" calcext:value-type="float">
            <text:p>2</text:p>
          </table:table-cell>
          <table:table-cell table:style-name="ce49" table:formula="of:=[.K30]" office:value-type="float" office:value="2" calcext:value-type="float">
            <text:p>2</text:p>
          </table:table-cell>
          <table:table-cell table:style-name="ce50" table:formula="of:=[.J30]*[.L30]" office:value-type="currency" office:currency="USD" office:value="5" calcext:value-type="currency">
            <text:p>$5.00</text:p>
          </table:table-cell>
          <table:table-cell table:style-name="ce49" table:formula="of:=MAX(0;ROUNDUP(([.$B$19]*[.G30]-[.L30]*[.I30])/[.I30];0))" office:value-type="float" office:value="0" calcext:value-type="float">
            <text:p>0</text:p>
          </table:table-cell>
          <table:table-cell table:style-name="ce50" table:formula="of:=[.J30]*[.N30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9">
          <table:table-cell table:style-name="ce38" office:value-type="string" calcext:value-type="string">
            <text:p><text:span text:style-name="T1">OBSOLETE: </text:span>Prototype NMT (to/from PDU) : Standard jackpost – D-Sub 25</text:p>
          </table:table-cell>
          <table:table-cell table:style-name="ce38" office:value-type="string" calcext:value-type="string">
            <text:p>.312” (= 4/16”) <text:span text:style-name="T6">jackscrew socket</text:span></text:p>
          </table:table-cell>
          <table:table-cell table:style-name="ce45" office:value-type="string" calcext:value-type="string">
            <text:p>Keystone Elecronics</text:p>
          </table:table-cell>
          <table:table-cell table:style-name="ce45" office:value-type="float" office:value="7231" calcext:value-type="float">
            <text:p>7231</text:p>
          </table:table-cell>
          <table:table-cell table:style-name="ce45" office:value-type="string" calcext:value-type="string">
            <text:p>Digikey</text:p>
          </table:table-cell>
          <table:table-cell table:style-name="ce48" office:value-type="string" calcext:value-type="string">
            <text:p>36-723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31]*[.$B$19]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31]/[.I31];0)" office:value-type="float" office:value="40" calcext:value-type="float">
            <text:p>40</text:p>
          </table:table-cell>
          <table:table-cell table:style-name="ce49" table:formula="of:=[.K31]" office:value-type="float" office:value="40" calcext:value-type="float">
            <text:p>40</text:p>
          </table:table-cell>
          <table:table-cell table:style-name="ce50" table:formula="of:=[.J31]*[.L31]" office:value-type="currency" office:currency="USD" office:value="20.7152" calcext:value-type="currency">
            <text:p>$20.72</text:p>
          </table:table-cell>
          <table:table-cell table:style-name="ce49" table:formula="of:=MAX(0;ROUNDUP(([.$B$19]*[.G31]-[.L31]*[.I31])/[.I31];0))" office:value-type="float" office:value="0" calcext:value-type="float">
            <text:p>0</text:p>
          </table:table-cell>
          <table:table-cell table:style-name="ce50" table:formula="of:=[.J31]*[.N31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Only for the prototype NMT to prototype PDU. <text:s/>See SNAPv2 D-Sub 9 attachment D-Subs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 table:style-name="ce37"/>
          <table:table-cell table:style-name="ce43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1">
          <table:table-cell table:style-name="ce37" office:value-type="string" calcext:value-type="string">
            <text:p>White Rabbit bottom attachment</text:p>
          </table:table-cell>
          <table:table-cell table:style-name="ce37" office:value-type="string" calcext:value-type="string">
            <text:p>M3 .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4</text:p>
          </table:table-cell>
          <table:table-cell table:style-name="ce44" table:formula="of:=[.C33]" office:value-type="string" office:string-value="McMaster-Carr" calcext:value-type="string">
            <text:p>McMaster-Carr</text:p>
          </table:table-cell>
          <table:table-cell table:style-name="ce44" table:formula="of:=[.D33]" office:value-type="string" office:string-value="92010A114" calcext:value-type="string">
            <text:p>9201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33]*[.$B$19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81" calcext:value-type="currency">
            <text:p>$3.81</text:p>
          </table:table-cell>
          <table:table-cell table:style-name="ce49" table:formula="of:=ROUNDUP([.H33]/[.I33];0)" office:value-type="float" office:value="2" calcext:value-type="float">
            <text:p>2</text:p>
          </table:table-cell>
          <table:table-cell table:style-name="ce49" table:formula="of:=[.K33]" office:value-type="float" office:value="2" calcext:value-type="float">
            <text:p>2</text:p>
          </table:table-cell>
          <table:table-cell table:style-name="ce50" table:formula="of:=[.J33]*[.L33]" office:value-type="currency" office:currency="USD" office:value="7.62" calcext:value-type="currency">
            <text:p>$7.62</text:p>
          </table:table-cell>
          <table:table-cell table:style-name="ce49" table:formula="of:=MAX(0;ROUNDUP(([.$B$19]*[.G33]-[.L33]*[.I33])/[.I33];0))" office:value-type="float" office:value="0" calcext:value-type="float">
            <text:p>0</text:p>
          </table:table-cell>
          <table:table-cell table:style-name="ce50" table:formula="of:=[.J33]*[.N33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Arduino bottom to standoff attachment</text:p>
          </table:table-cell>
          <table:table-cell table:style-name="ce37" office:value-type="string" calcext:value-type="string">
            <text:p>M2.5 .45mm x 5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014</text:p>
          </table:table-cell>
          <table:table-cell table:style-name="ce44" table:formula="of:=[.C34]" office:value-type="string" office:string-value="McMaster-Carr" calcext:value-type="string">
            <text:p>McMaster-Carr</text:p>
          </table:table-cell>
          <table:table-cell table:style-name="ce44" table:formula="of:=[.D34]" office:value-type="string" office:string-value="92010A014" calcext:value-type="string">
            <text:p>92010A01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4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24" calcext:value-type="currency">
            <text:p>$3.24</text:p>
          </table:table-cell>
          <table:table-cell table:style-name="ce49" table:formula="of:=ROUNDUP([.H34]/[.I34];0)" office:value-type="float" office:value="4" calcext:value-type="float">
            <text:p>4</text:p>
          </table:table-cell>
          <table:table-cell table:style-name="ce49" table:formula="of:=[.K34]" office:value-type="float" office:value="4" calcext:value-type="float">
            <text:p>4</text:p>
          </table:table-cell>
          <table:table-cell table:style-name="ce50" table:formula="of:=[.J34]*[.L34]" office:value-type="currency" office:currency="USD" office:value="12.96" calcext:value-type="currency">
            <text:p>$12.96</text:p>
          </table:table-cell>
          <table:table-cell table:style-name="ce49" table:formula="of:=MAX(0;ROUNDUP(([.$B$19]*[.G34]-[.L34]*[.I34])/[.I34];0))" office:value-type="float" office:value="0" calcext:value-type="float">
            <text:p>0</text:p>
          </table:table-cell>
          <table:table-cell table:style-name="ce50" table:formula="of:=[.J34]*[.N34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20">
          <table:table-cell table:style-name="ce37" office:value-type="string" calcext:value-type="string">
            <text:p>Arduino to standoff attachment</text:p>
          </table:table-cell>
          <table:table-cell table:style-name="ce37" office:value-type="string" calcext:value-type="string">
            <text:p>M2.5 .4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103</text:p>
          </table:table-cell>
          <table:table-cell table:style-name="ce44" table:formula="of:=[.C35]" office:value-type="string" office:string-value="McMaster-Carr" calcext:value-type="string">
            <text:p>McMaster-Carr</text:p>
          </table:table-cell>
          <table:table-cell table:style-name="ce44" table:formula="of:=[.D35]" office:value-type="string" office:string-value="92000A103" calcext:value-type="string">
            <text:p>92000A103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5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" calcext:value-type="currency">
            <text:p>$3.40</text:p>
          </table:table-cell>
          <table:table-cell table:style-name="ce49" table:formula="of:=ROUNDUP([.H35]/[.I35];0)" office:value-type="float" office:value="4" calcext:value-type="float">
            <text:p>4</text:p>
          </table:table-cell>
          <table:table-cell table:style-name="ce49" table:formula="of:=[.K35]" office:value-type="float" office:value="4" calcext:value-type="float">
            <text:p>4</text:p>
          </table:table-cell>
          <table:table-cell table:style-name="ce50" table:formula="of:=[.J35]*[.L35]" office:value-type="currency" office:currency="USD" office:value="13.6" calcext:value-type="currency">
            <text:p>$13.60</text:p>
          </table:table-cell>
          <table:table-cell table:style-name="ce49" table:formula="of:=MAX(0;ROUNDUP(([.$B$19]*[.G35]-[.L35]*[.I35])/[.I35];0))" office:value-type="float" office:value="0" calcext:value-type="float">
            <text:p>0</text:p>
          </table:table-cell>
          <table:table-cell table:style-name="ce50" table:formula="of:=[.J35]*[.N35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Arduino to standoff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36]" office:value-type="string" office:string-value="McMaster-Carr" calcext:value-type="string">
            <text:p>McMaster-Carr</text:p>
          </table:table-cell>
          <table:table-cell table:style-name="ce44" table:formula="of:=[.D36]" office:value-type="string" office:string-value="93475A196" calcext:value-type="string">
            <text:p>93475A196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6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36]/[.I36];0)" office:value-type="float" office:value="4" calcext:value-type="float">
            <text:p>4</text:p>
          </table:table-cell>
          <table:table-cell table:style-name="ce49" table:formula="of:=[.K36]" office:value-type="float" office:value="4" calcext:value-type="float">
            <text:p>4</text:p>
          </table:table-cell>
          <table:table-cell table:style-name="ce50" table:formula="of:=[.J36]*[.L36]" office:value-type="currency" office:currency="USD" office:value="6.32" calcext:value-type="currency">
            <text:p>$6.32</text:p>
          </table:table-cell>
          <table:table-cell table:style-name="ce49" table:formula="of:=MAX(0;ROUNDUP(([.$B$19]*[.G36]-[.L36]*[.I36])/[.I36];0))" office:value-type="float" office:value="0" calcext:value-type="float">
            <text:p>0</text:p>
          </table:table-cell>
          <table:table-cell table:style-name="ce50" table:formula="of:=[.J36]*[.N36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Arduino to standoff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37]" office:value-type="string" office:string-value="McMaster-Carr" calcext:value-type="string">
            <text:p>McMaster-Carr</text:p>
          </table:table-cell>
          <table:table-cell table:style-name="ce44" table:formula="of:=[.D37]" office:value-type="string" office:string-value="93925A220" calcext:value-type="string">
            <text:p>93925A22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G37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37]/[.I37];0)" office:value-type="float" office:value="4" calcext:value-type="float">
            <text:p>4</text:p>
          </table:table-cell>
          <table:table-cell table:style-name="ce49" table:formula="of:=[.K37]" office:value-type="float" office:value="4" calcext:value-type="float">
            <text:p>4</text:p>
          </table:table-cell>
          <table:table-cell table:style-name="ce50" table:formula="of:=[.J37]*[.L37]" office:value-type="currency" office:currency="USD" office:value="13.84" calcext:value-type="currency">
            <text:p>$13.84</text:p>
          </table:table-cell>
          <table:table-cell table:style-name="ce49" table:formula="of:=MAX(0;ROUNDUP(([.$B$19]*[.G37]-[.L37]*[.I37])/[.I37];0))" office:value-type="float" office:value="0" calcext:value-type="float">
            <text:p>0</text:p>
          </table:table-cell>
          <table:table-cell table:style-name="ce50" table:formula="of:=[.J37]*[.N37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Arduino non-conducting standoff</text:p>
          </table:table-cell>
          <table:table-cell table:style-name="ce37" office:value-type="string" calcext:value-type="string">
            <text:p>Nylon M2.5 threaded Hex standoff/spacer</text:p>
          </table:table-cell>
          <table:table-cell table:style-name="ce44" office:value-type="string" calcext:value-type="string">
            <text:p>Electronics-Salon</text:p>
          </table:table-cell>
          <table:table-cell table:style-name="ce104" office:value-type="string" calcext:value-type="string">
            <text:p>SPC-NL2.5FF/8-1000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B0194NP7Y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G38]*[.$B$19]" office:value-type="float" office:value="120" calcext:value-type="float">
            <text:p>120</text:p>
          </table:table-cell>
          <table:table-cell table:style-name="ce49" office:value-type="float" office:value="1000" calcext:value-type="float">
            <text:p>1000</text:p>
          </table:table-cell>
          <table:table-cell table:style-name="ce50" office:value-type="currency" office:currency="USD" office:value="50" calcext:value-type="currency">
            <text:p>$50.00</text:p>
          </table:table-cell>
          <table:table-cell table:style-name="ce49" table:formula="of:=ROUNDUP([.H38]/[.I38];0)" office:value-type="float" office:value="1" calcext:value-type="float">
            <text:p>1</text:p>
          </table:table-cell>
          <table:table-cell table:style-name="ce49" table:formula="of:=[.K38]" office:value-type="float" office:value="1" calcext:value-type="float">
            <text:p>1</text:p>
          </table:table-cell>
          <table:table-cell table:style-name="ce50" table:formula="of:=[.J38]*[.L38]" office:value-type="currency" office:currency="USD" office:value="50" calcext:value-type="currency">
            <text:p>$50.00</text:p>
          </table:table-cell>
          <table:table-cell table:style-name="ce49" table:formula="of:=MAX(0;ROUNDUP(([.$B$19]*[.G38]-[.L38]*[.I38])/[.I38];0))" office:value-type="float" office:value="0" calcext:value-type="float">
            <text:p>0</text:p>
          </table:table-cell>
          <table:table-cell table:style-name="ce50" table:formula="of:=[.J38]*[.N38]" office:value-type="currency" office:currency="USD" office:value="0" calcext:value-type="currency">
            <text:p>$0.00</text:p>
          </table:table-cell>
          <table:table-cell table:style-name="ce37"/>
          <table:table-cell table:number-columns-repeated="1008"/>
        </table:table-row>
        <table:table-row table:style-name="ro1">
          <table:table-cell table:style-name="ce37" table:number-columns-repeated="2"/>
          <table:table-cell table:style-name="ce44" table:number-columns-repeated="4"/>
          <table:table-cell table:style-name="ce49" table:number-columns-repeated="9"/>
          <table:table-cell table:style-name="ce37"/>
          <table:table-cell table:number-columns-repeated="1008"/>
        </table:table-row>
        <table:table-row table:style-name="ro1">
          <table:table-cell table:style-name="ce37" office:value-type="string" calcext:value-type="string">
            <text:p>Fans and EMI vents at <text:s/>front and back panels</text:p>
          </table:table-cell>
          <table:table-cell table:style-name="ce37" office:value-type="string" calcext:value-type="string">
            <text:p>#8-32 7/8”, rounded head: <text:span text:style-name="T6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8</text:p>
          </table:table-cell>
          <table:table-cell table:style-name="ce44" table:formula="of:=[.C40]" office:value-type="string" office:string-value="McMaster-Carr" calcext:value-type="string">
            <text:p>McMaster-Carr</text:p>
          </table:table-cell>
          <table:table-cell table:style-name="ce44" table:formula="of:=[.D40]" office:value-type="string" office:string-value="91772A198" calcext:value-type="string">
            <text:p>91772A198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40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9.36" calcext:value-type="currency">
            <text:p>$9.36</text:p>
          </table:table-cell>
          <table:table-cell table:style-name="ce49" table:formula="of:=ROUNDUP([.H40]/[.I40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40]*[.L40]" office:value-type="currency" office:currency="USD" office:value="28.08" calcext:value-type="currency">
            <text:p>$28.08</text:p>
          </table:table-cell>
          <table:table-cell table:style-name="ce49" table:formula="of:=MAX(0;ROUNDUP(([.$B$19]*[.G40]-[.L40]*[.I40])/[.I40];0))" office:value-type="float" office:value="1" calcext:value-type="float">
            <text:p>1</text:p>
          </table:table-cell>
          <table:table-cell table:style-name="ce50" table:formula="of:=[.J40]*[.N40]" office:value-type="currency" office:currency="USD" office:value="9.36" calcext:value-type="currency">
            <text:p>$9.36</text:p>
          </table:table-cell>
          <table:table-cell table:style-name="ce37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1772A198" xlink:type="simple">https://www.mcmaster.com/#91772A198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Fans and EMI vents at <text:s/>front and back panels lock washer to be installed at the screw head</text:p>
          </table:table-cell>
          <table:table-cell table:style-name="ce37" office:value-type="string" calcext:value-type="string">
            <text:p>#8-32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5584A203</text:p>
          </table:table-cell>
          <table:table-cell table:style-name="ce44" table:formula="of:=[.C41]" office:value-type="string" office:string-value="McMaster-Carr" calcext:value-type="string">
            <text:p>McMaster-Carr</text:p>
          </table:table-cell>
          <table:table-cell table:style-name="ce44" table:formula="of:=[.D41]" office:value-type="string" office:string-value="95584A203" calcext:value-type="string">
            <text:p>95584A203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41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36" calcext:value-type="currency">
            <text:p>$2.36</text:p>
          </table:table-cell>
          <table:table-cell table:style-name="ce49" table:formula="of:=ROUNDUP([.H41]/[.I41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41]*[.L41]" office:value-type="currency" office:currency="USD" office:value="7.08" calcext:value-type="currency">
            <text:p>$7.08</text:p>
          </table:table-cell>
          <table:table-cell table:style-name="ce49" table:formula="of:=MAX(0;ROUNDUP(([.$B$19]*[.G41]-[.L41]*[.I41])/[.I41];0))" office:value-type="float" office:value="1" calcext:value-type="float">
            <text:p>1</text:p>
          </table:table-cell>
          <table:table-cell table:style-name="ce50" table:formula="of:=[.J41]*[.N41]" office:value-type="currency" office:currency="USD" office:value="2.36" calcext:value-type="currency">
            <text:p>$2.36</text:p>
          </table:table-cell>
          <table:table-cell table:style-name="ce37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5584A203" xlink:type="simple">https://www.mcmaster.com/#95584A203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Fans and EMI vents at <text:s/>front and back panels, hold the EMI vents to the front/back panels</text:p>
          </table:table-cell>
          <table:table-cell table:style-name="ce37" office:value-type="string" calcext:value-type="string">
            <text:p>#8-32 thin nut. <text:s text:c="2"/>3/32” height</text:p>
          </table:table-cell>
          <table:table-cell table:style-name="ce44" office:value-type="string" calcext:value-type="string">
            <text:p>McMaster-Carr</text:p>
          </table:table-cell>
          <table:table-cell table:style-name="ce20" office:value-type="string" calcext:value-type="string">
            <text:p>90730A009 </text:p>
          </table:table-cell>
          <table:table-cell table:style-name="ce44" office:value-type="string" calcext:value-type="string">
            <text:p>McMaster-Carr</text:p>
          </table:table-cell>
          <table:table-cell table:style-name="ce44" table:formula="of:=[.D42]" office:value-type="string" office:string-value="90730A009 " calcext:value-type="string">
            <text:p>90730A009 </text:p>
          </table:table-cell>
          <table:table-cell table:style-name="ce49" table:formula="of:=2*4" office:value-type="float" office:value="8" calcext:value-type="float">
            <text:p>8</text:p>
          </table:table-cell>
          <table:table-cell table:style-name="ce49" table:formula="of:=[.G42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01" calcext:value-type="currency">
            <text:p>$4.01</text:p>
          </table:table-cell>
          <table:table-cell table:style-name="ce49" table:formula="of:=ROUNDUP([.H42]/[.I42];0)" office:value-type="float" office:value="4" calcext:value-type="float">
            <text:p>4</text:p>
          </table:table-cell>
          <table:table-cell table:style-name="ce53" office:value-type="float" office:value="4" calcext:value-type="float">
            <text:p>4</text:p>
          </table:table-cell>
          <table:table-cell table:style-name="ce50" table:formula="of:=[.J42]*[.L42]" office:value-type="currency" office:currency="USD" office:value="16.04" calcext:value-type="currency">
            <text:p>$16.04</text:p>
          </table:table-cell>
          <table:table-cell table:style-name="ce49" table:formula="of:=MAX(0;ROUNDUP(([.$B$19]*[.G42]-[.L42]*[.I42])/[.I42];0))" office:value-type="float" office:value="0" calcext:value-type="float">
            <text:p>0</text:p>
          </table:table-cell>
          <table:table-cell table:style-name="ce50" table:formula="of:=[.J42]*[.N42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4 bags ordered 2018mar19</text:p>
          </table:table-cell>
          <table:table-cell office:value-type="string" calcext:value-type="string">
            <text:p><text:a xlink:href="https://www.mcmaster.com/#90730a009" xlink:type="simple">https://www.mcmaster.com/#90730a009</text:a></text:p>
          </table:table-cell>
          <table:table-cell table:number-columns-repeated="1007"/>
        </table:table-row>
        <table:table-row table:style-name="ro1">
          <table:table-cell table:style-name="ce37" table:number-columns-repeated="2"/>
          <table:table-cell table:style-name="ce44"/>
          <table:table-cell table:style-name="ce47"/>
          <table:table-cell table:style-name="ce44" table:number-columns-repeated="2"/>
          <table:table-cell table:style-name="ce49" table:number-columns-repeated="3"/>
          <table:table-cell table:style-name="ce50"/>
          <table:table-cell table:style-name="ce49"/>
          <table:table-cell table:style-name="ce53"/>
          <table:table-cell table:style-name="ce50"/>
          <table:table-cell table:style-name="ce49"/>
          <table:table-cell table:style-name="ce50"/>
          <table:table-cell table:style-name="ce37"/>
          <table:table-cell table:number-columns-repeated="1008"/>
        </table:table-row>
        <table:table-row table:style-name="ro21">
          <table:table-cell table:style-name="ce37" office:value-type="string" calcext:value-type="string">
            <text:p>PCB Chassis fan : leftover BEE2 chassis fans <text:s/>(also NMT)</text:p>
          </table:table-cell>
          <table:table-cell table:style-name="ce37" office:value-type="string" calcext:value-type="string">
            <text:p>60x60mm by 25mm deep. 2 balls. 4500RPM, <text:s/>23.5CFM, 34.5dBA. 12V @ 0.142A = 1.7W. <text:s/>life expectancy = no spec.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KDE1206PTV1.MS.A.GN</text:p>
          </table:table-cell>
          <table:table-cell table:style-name="ce44" table:number-columns-repeated="2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0.01" calcext:value-type="currency">
            <text:p>$0.0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8" calcext:value-type="float">
            <text:p>68</text:p>
          </table:table-cell>
          <table:table-cell table:style-name="ce50" table:formula="of:=[.J44]*[.L44]" office:value-type="currency" office:currency="USD" office:value="0.68" calcext:value-type="currency">
            <text:p>$0.68</text:p>
          </table:table-cell>
          <table:table-cell table:style-name="ce49" table:formula="of:=MAX(0;ROUNDUP(([.H44]-[.L44]*[.I44])/[.I44];0))" office:value-type="float" office:value="0" calcext:value-type="float">
            <text:p>0</text:p>
          </table:table-cell>
          <table:table-cell table:style-name="ce50" table:formula="of:=[.J44]*[.N44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Donation from Dan Werthimer’s old stock of BEE2 supplies</text:p>
          </table:table-cell>
          <table:table-cell office:value-type="string" calcext:value-type="string">
            <text:p><text:a xlink:href="https://media.digikey.com/pdf/Data%20Sheets/Sunon%20PDFs/KDE1206PTV1%20MS.A.GN.pdf" xlink:type="simple">https://media.digikey.com/pdf/Data%20Sheets/Sunon%20PDFs/KDE1206PTV1%20MS.A.GN.pdf</text:a></text:p>
          </table:table-cell>
          <table:table-cell table:number-columns-repeated="1007"/>
        </table:table-row>
        <table:table-row table:style-name="ro22">
          <table:table-cell table:style-name="ce37" office:value-type="string" calcext:value-type="string">
            <text:p>PCB Chassis fan (after the old BEE2 chassis fans run out) <text:s/>(also NMT)</text:p>
          </table:table-cell>
          <table:table-cell table:style-name="ce37" office:value-type="string" calcext:value-type="string">
            <text:p>60x60mm by 25mm deep. 2 balls. 4500RPM, <text:s/>23.5CFM, 34.5dBA. 12V @ 0.120A = 1.4W. <text:s/>life expectancy = 70,000 hours at 40 degC</text:p>
          </table:table-cell>
          <table:table-cell table:style-name="ce46" office:value-type="string" calcext:value-type="string">
            <text:p>Sunon </text:p>
          </table:table-cell>
          <table:table-cell table:style-name="ce47" office:value-type="string" calcext:value-type="string">
            <text:p>EE60251B1-000U-999</text:p>
          </table:table-cell>
          <table:table-cell table:style-name="ce46" office:value-type="string" calcext:value-type="string">
            <text:p>Digikey </text:p>
          </table:table-cell>
          <table:table-cell table:style-name="ce44" office:value-type="string" calcext:value-type="string">
            <text:p>259-169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50" office:value-type="currency" office:currency="USD" office:value="6.26" calcext:value-type="currency">
            <text:p>$6.26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50" table:formula="of:=[.J45]*[.L45]" office:value-type="currency" office:currency="USD" office:value="75.12" calcext:value-type="currency">
            <text:p>$75.12</text:p>
          </table:table-cell>
          <table:table-cell table:style-name="ce49" table:formula="of:=MAX(0;ROUNDUP(([.H45]-[.L45]*[.I45])/[.I45];0))" office:value-type="float" office:value="0" calcext:value-type="float">
            <text:p>0</text:p>
          </table:table-cell>
          <table:table-cell table:style-name="ce50" table:formula="of:=[.J45]*[.N45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These augment the old and obsolete but unused BEE2 chassis fans shown abov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7342F28443036303631303030472D3030292D342E706466" xlink:type="simple">http://portal.sunon.com.tw/pls/portal/sunonap.sunon_html_d_pkg.open_file?input_file_name=7264646F632F3230313430312F3137363537342F28443036303631303030472D3030292D342E706466</text:a></text:p>
          </table:table-cell>
          <table:table-cell table:number-columns-repeated="1007"/>
        </table:table-row>
        <table:table-row table:style-name="ro23">
          <table:table-cell table:style-name="ce39" office:value-type="string" calcext:value-type="string">
            <text:p><text:span text:style-name="T1">OBSOLETE: </text:span>PDU chassis fan   </text:p>
          </table:table-cell>
          <table:table-cell table:style-name="ce38"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39" office:value-type="string" calcext:value-type="string">
            <text:p>Sunon </text:p>
          </table:table-cell>
          <table:table-cell table:style-name="ce39" office:value-type="string" calcext:value-type="string">
            <text:p>EE80251B1-000U-A99 </text:p>
          </table:table-cell>
          <table:table-cell table:style-name="ce39" office:value-type="string" calcext:value-type="string">
            <text:p>Digikey </text:p>
          </table:table-cell>
          <table:table-cell table:style-name="ce39" office:value-type="string" calcext:value-type="string">
            <text:p>259-1629-ND </text:p>
          </table:table-cell>
          <table:table-cell table:style-name="ce49" office:value-type="float" office:value="0" calcext:value-type="float">
            <text:p>0</text:p>
          </table:table-cell>
          <table:table-cell table:style-name="ce49" table:formula="of:=[.G46]*[.$B$17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float" office:value="8.19" calcext:value-type="float">
            <text:p>8.19</text:p>
          </table:table-cell>
          <table:table-cell table:style-name="ce49" office:value-type="float" office:value="1" calcext:value-type="float">
            <text:p>1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currency" office:currency="USD" office:value="40.95" calcext:value-type="currency">
            <text:p>$40.95</text:p>
          </table:table-cell>
          <table:table-cell table:style-name="ce49" table:formula="of:=MAX(0;ROUNDUP(([.H46]-[.L46]*[.I46])/[.I46];0))" office:value-type="float" office:value="0" calcext:value-type="float">
            <text:p>0</text:p>
          </table:table-cell>
          <table:table-cell table:style-name="ce50" table:formula="of:=[.J46]*[.N46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Note this is for the PDU – not PCB! Save for prototype Node Enclosur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8332F28443038303338313230472D3030292D342E706466" xlink:type="simple">http://portal.sunon.com.tw/pls/portal/sunonap.sunon_html_d_pkg.open_file?input_file_name=7264646F632F3230313430312F3137363538332F28443038303338313230472D3030292D342E706466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J45 bulkheads and inlet/outlet VAC line filters</text:p>
          </table:table-cell>
          <table:table-cell table:style-name="ce37" office:value-type="string" calcext:value-type="string">
            <text:p>#4-40 1/2”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772A110</text:p>
          </table:table-cell>
          <table:table-cell table:style-name="ce44" table:formula="of:=[.C47]" office:value-type="string" office:string-value="McMaster-Carr" calcext:value-type="string">
            <text:p>McMaster-Carr</text:p>
          </table:table-cell>
          <table:table-cell table:style-name="ce44" table:formula="of:=[.D47]" office:value-type="string" office:string-value="91772A110" calcext:value-type="string">
            <text:p>91772A110</text:p>
          </table:table-cell>
          <table:table-cell table:style-name="ce49" table:formula="of:=2*(1+2+2)" office:value-type="float" office:value="10" calcext:value-type="float">
            <text:p>10</text:p>
          </table:table-cell>
          <table:table-cell table:style-name="ce49" table:formula="of:=[.G47]*[.$B$19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45" calcext:value-type="currency">
            <text:p>$4.45</text:p>
          </table:table-cell>
          <table:table-cell table:style-name="ce49" table:formula="of:=ROUNDUP([.H47]/[.I47];0)" office:value-type="float" office:value="4" calcext:value-type="float">
            <text:p>4</text:p>
          </table:table-cell>
          <table:table-cell table:style-name="ce49" table:formula="of:=[.K47]" office:value-type="float" office:value="4" calcext:value-type="float">
            <text:p>4</text:p>
          </table:table-cell>
          <table:table-cell table:style-name="ce50" table:formula="of:=[.J47]*[.L47]" office:value-type="currency" office:currency="USD" office:value="17.8" calcext:value-type="currency">
            <text:p>$17.80</text:p>
          </table:table-cell>
          <table:table-cell table:style-name="ce49" table:formula="of:=MAX(0;ROUNDUP(([.$B$19]*[.G47]-[.L47]*[.I47])/[.I47];0))" office:value-type="float" office:value="0" calcext:value-type="float">
            <text:p>0</text:p>
          </table:table-cell>
          <table:table-cell table:style-name="ce50" table:formula="of:=[.J47]*[.N47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5">
          <table:table-cell table:style-name="ce37" office:value-type="string" calcext:value-type="string">
            <text:p>RJ45 bulkheads ant inlet/outlet VAC line filters hex nut with lock washers</text:p>
          </table:table-cell>
          <table:table-cell table:style-name="ce37" office:value-type="string" calcext:value-type="string">
            <text:p>#4, hex nut with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5</text:p>
          </table:table-cell>
          <table:table-cell table:style-name="ce44" table:formula="of:=[.C48]" office:value-type="string" office:string-value="McMaster-Carr" calcext:value-type="string">
            <text:p>McMaster-Carr</text:p>
          </table:table-cell>
          <table:table-cell table:style-name="ce44" table:formula="of:=[.D48]" office:value-type="string" office:string-value="96278A005" calcext:value-type="string">
            <text:p>96278A005</text:p>
          </table:table-cell>
          <table:table-cell table:style-name="ce49" table:formula="of:=5*2" office:value-type="float" office:value="10" calcext:value-type="float">
            <text:p>10</text:p>
          </table:table-cell>
          <table:table-cell table:style-name="ce49" table:formula="of:=[.G48]*[.$B$19]" office:value-type="float" office:value="400" calcext:value-type="float">
            <text:p>4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88" calcext:value-type="currency">
            <text:p>$5.88</text:p>
          </table:table-cell>
          <table:table-cell table:style-name="ce49" table:formula="of:=ROUNDUP([.H48]/[.I48];0)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0" table:formula="of:=[.J48]*[.L48]" office:value-type="currency" office:currency="USD" office:value="29.4" calcext:value-type="currency">
            <text:p>$29.40</text:p>
          </table:table-cell>
          <table:table-cell table:style-name="ce49" table:formula="of:=MAX(0;ROUNDUP(([.$B$19]*[.G48]-[.L48]*[.I48])/[.I48];0))" office:value-type="float" office:value="0" calcext:value-type="float">
            <text:p>0</text:p>
          </table:table-cell>
          <table:table-cell table:style-name="ce50" table:formula="of:=[.J48]*[.N48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9">
          <table:table-cell table:style-name="ce38" office:value-type="string" calcext:value-type="string">
            <text:p><text:span text:style-name="T1">OBSOLETE: </text:span>Prototype PDU (to/from NMT): Standard jackpost – D-Sub 25</text:p>
          </table:table-cell>
          <table:table-cell table:style-name="ce38" office:value-type="string" calcext:value-type="string">
            <text:p>.312” (= 4/16”) <text:span text:style-name="T6">jackscrew socket</text:span></text:p>
          </table:table-cell>
          <table:table-cell table:style-name="ce45" office:value-type="string" calcext:value-type="string">
            <text:p>Keystone Elecronics</text:p>
          </table:table-cell>
          <table:table-cell table:style-name="ce45" office:value-type="float" office:value="7231" calcext:value-type="float">
            <text:p>7231</text:p>
          </table:table-cell>
          <table:table-cell table:style-name="ce45" office:value-type="string" calcext:value-type="string">
            <text:p>Digikey</text:p>
          </table:table-cell>
          <table:table-cell table:style-name="ce48" office:value-type="string" calcext:value-type="string">
            <text:p>36-7231-ND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49]*[.$B$19]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51788" calcext:value-type="currency">
            <text:p>$0.52</text:p>
          </table:table-cell>
          <table:table-cell table:style-name="ce49" table:formula="of:=ROUNDUP([.H49]/[.I49];0)" office:value-type="float" office:value="40" calcext:value-type="float">
            <text:p>40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49]*[.L49]" office:value-type="currency" office:currency="USD" office:value="0" calcext:value-type="currency">
            <text:p>$0.00</text:p>
          </table:table-cell>
          <table:table-cell table:style-name="ce49" table:formula="of:=0*MAX(0;ROUNDUP(([.$B$19]*[.G49]-[.L49]*[.I49])/[.I49];0))" office:value-type="float" office:value="0" calcext:value-type="float">
            <text:p>0</text:p>
          </table:table-cell>
          <table:table-cell table:style-name="ce50" table:formula="of:=[.J49]*[.N49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Only for the prototype NMT to prototype PDU. <text:s/>See SNAPv2 D-Sub 9 attachment D-Subs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21">
          <table:table-cell table:style-name="ce37" office:value-type="string" calcext:value-type="string">
            <text:p>PCB (and Prototype PDU) (to/from SNAPv2) Standard jackpost – D-Sub 9. <text:s/>(2 flat washers on the outside of the chassis)</text:p>
          </table:table-cell>
          <table:table-cell table:style-name="ce37" office:value-type="string" calcext:value-type="string">
            <text:p>.312” (= 4/16”) <text:span text:style-name="T6">jackscrew socket</text:span></text:p>
          </table:table-cell>
          <table:table-cell table:style-name="ce44" office:value-type="string" calcext:value-type="string">
            <text:p>Keystone Elecronics</text:p>
          </table:table-cell>
          <table:table-cell table:style-name="ce44" office:value-type="float" office:value="7231" calcext:value-type="float">
            <text:p>7231</text:p>
          </table:table-cell>
          <table:table-cell table:style-name="ce44" office:value-type="string" calcext:value-type="string">
            <text:p>Digikey</text:p>
          </table:table-cell>
          <table:table-cell table:style-name="ce47" office:value-type="string" calcext:value-type="string">
            <text:p>36-7231-ND</text:p>
          </table:table-cell>
          <table:table-cell table:style-name="ce49" table:formula="of:=4*2" office:value-type="float" office:value="8" calcext:value-type="float">
            <text:p>8</text:p>
          </table:table-cell>
          <table:table-cell table:style-name="ce49" table:formula="of:=[.G50]*[.$B$19]" office:value-type="float" office:value="320" calcext:value-type="float">
            <text:p>320</text:p>
          </table:table-cell>
          <table:table-cell table:style-name="ce49" office:value-type="float" office:value="2" calcext:value-type="float">
            <text:p>2</text:p>
          </table:table-cell>
          <table:table-cell table:style-name="ce51" office:value-type="currency" office:currency="USD" office:value="0.466" calcext:value-type="currency">
            <text:p>$0.47</text:p>
          </table:table-cell>
          <table:table-cell table:style-name="ce49" table:formula="of:=ROUNDUP([.H50]/[.I50];0)" office:value-type="float" office:value="160" calcext:value-type="float">
            <text:p>160</text:p>
          </table:table-cell>
          <table:table-cell table:style-name="ce53" office:value-type="float" office:value="250" calcext:value-type="float">
            <text:p>250</text:p>
          </table:table-cell>
          <table:table-cell table:style-name="ce50" table:formula="of:=[.J50]*[.L50]" office:value-type="currency" office:currency="USD" office:value="116.5" calcext:value-type="currency">
            <text:p>$116.50</text:p>
          </table:table-cell>
          <table:table-cell table:style-name="ce49" table:formula="of:=MAX(0;ROUNDUP(([.$B$19]*[.G50]-[.L50]*[.I50])/[.I50];0))" office:value-type="float" office:value="0" calcext:value-type="float">
            <text:p>0</text:p>
          </table:table-cell>
          <table:table-cell table:style-name="ce50" table:formula="of:=[.J50]*[.N50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includes hardware : 2 flat washers, 1 lock washer and 1 nut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SSRs to the back plate</text:p>
          </table:table-cell>
          <table:table-cell table:style-name="ce37" office:value-type="string" calcext:value-type="string">
            <text:p>#8-32 1/2”, rounded head: <text:span text:style-name="T6">no countersink</text:span>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1772A194</text:p>
          </table:table-cell>
          <table:table-cell table:style-name="ce44" table:formula="of:=[.C51]" office:value-type="string" office:string-value="McMaster-Carr" calcext:value-type="string">
            <text:p>McMaster-Carr</text:p>
          </table:table-cell>
          <table:table-cell table:style-name="ce44" table:formula="of:=[.D51]" office:value-type="string" office:string-value="91772A194" calcext:value-type="string">
            <text:p>91772A19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51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54" calcext:value-type="currency">
            <text:p>$7.54</text:p>
          </table:table-cell>
          <table:table-cell table:style-name="ce49" table:formula="of:=ROUNDUP([.H51]/[.I51];0)" office:value-type="float" office:value="3" calcext:value-type="float">
            <text:p>3</text:p>
          </table:table-cell>
          <table:table-cell table:style-name="ce53" table:formula="of:=[.K51]-2" office:value-type="float" office:value="1" calcext:value-type="float">
            <text:p>1</text:p>
          </table:table-cell>
          <table:table-cell table:style-name="ce50" table:formula="of:=[.J51]*[.L51]" office:value-type="currency" office:currency="USD" office:value="7.54" calcext:value-type="currency">
            <text:p>$7.54</text:p>
          </table:table-cell>
          <table:table-cell table:style-name="ce49" table:formula="of:=MAX(0;ROUNDUP(([.$B$19]*[.G51]-[.L51]*[.I51])/[.I51];0))" office:value-type="float" office:value="2" calcext:value-type="float">
            <text:p>2</text:p>
          </table:table-cell>
          <table:table-cell table:style-name="ce50" table:formula="of:=[.J51]*[.N51]" office:value-type="currency" office:currency="USD" office:value="15.08" calcext:value-type="currency">
            <text:p>$15.08</text:p>
          </table:table-cell>
          <table:table-cell table:style-name="ce37" office:value-type="string" calcext:value-type="string">
            <text:p>See PDU fan screens; may have plenty due to EMI vent needing longer than 0.5” screw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SSRs to the back plate : hex nut with lock washer</text:p>
          </table:table-cell>
          <table:table-cell table:style-name="ce37" office:value-type="string" calcext:value-type="string">
            <text:p>#8-32, hex nut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6278A009</text:p>
          </table:table-cell>
          <table:table-cell table:style-name="ce44" table:formula="of:=[.C52]" office:value-type="string" office:string-value="McMaster-Carr" calcext:value-type="string">
            <text:p>McMaster-Carr</text:p>
          </table:table-cell>
          <table:table-cell table:style-name="ce44" table:formula="of:=[.D52]" office:value-type="string" office:string-value="96278A009" calcext:value-type="string">
            <text:p>96278A009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G52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7.4" calcext:value-type="currency">
            <text:p>$7.40</text:p>
          </table:table-cell>
          <table:table-cell table:style-name="ce49" table:formula="of:=ROUNDUP([.H52]/[.I52];0)" office:value-type="float" office:value="3" calcext:value-type="float">
            <text:p>3</text:p>
          </table:table-cell>
          <table:table-cell table:style-name="ce53" table:formula="of:=[.K52]-2" office:value-type="float" office:value="1" calcext:value-type="float">
            <text:p>1</text:p>
          </table:table-cell>
          <table:table-cell table:style-name="ce50" table:formula="of:=[.J52]*[.L52]" office:value-type="currency" office:currency="USD" office:value="7.4" calcext:value-type="currency">
            <text:p>$7.40</text:p>
          </table:table-cell>
          <table:table-cell table:style-name="ce49" table:formula="of:=MAX(0;ROUNDUP(([.$B$19]*[.G52]-[.L52]*[.I52])/[.I52];0))" office:value-type="float" office:value="2" calcext:value-type="float">
            <text:p>2</text:p>
          </table:table-cell>
          <table:table-cell table:style-name="ce50" table:formula="of:=[.J52]*[.N52]" office:value-type="currency" office:currency="USD" office:value="14.8" calcext:value-type="currency">
            <text:p>$14.80</text:p>
          </table:table-cell>
          <table:table-cell table:style-name="ce37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20">
          <table:table-cell table:style-name="ce37" office:value-type="string" calcext:value-type="string">
            <text:p>disc thermostat, maybe for interface to standoffs, +12VDC PSU to right side : lock washer</text:p>
          </table:table-cell>
          <table:table-cell table:style-name="ce37" office:value-type="string" calcext:value-type="string">
            <text:p>M3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20</text:p>
          </table:table-cell>
          <table:table-cell table:style-name="ce44" table:formula="of:=[.C53]" office:value-type="string" office:string-value="McMaster-Carr" calcext:value-type="string">
            <text:p>McMaster-Carr</text:p>
          </table:table-cell>
          <table:table-cell table:style-name="ce44" table:formula="of:=[.D53]" office:value-type="string" office:string-value="91120A120" calcext:value-type="string">
            <text:p>91120A120</text:p>
          </table:table-cell>
          <table:table-cell table:style-name="ce49" table:formula="of:=2+(0*4)+5" office:value-type="float" office:value="7" calcext:value-type="float">
            <text:p>7</text:p>
          </table:table-cell>
          <table:table-cell table:style-name="ce49" table:formula="of:=[.G53]*[.$B$19]" office:value-type="float" office:value="280" calcext:value-type="float">
            <text:p>2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28" calcext:value-type="currency">
            <text:p>$2.28</text:p>
          </table:table-cell>
          <table:table-cell table:style-name="ce49" table:formula="of:=ROUNDUP([.H53]/[.I53];0)" office:value-type="float" office:value="3" calcext:value-type="float">
            <text:p>3</text:p>
          </table:table-cell>
          <table:table-cell table:style-name="ce49" table:formula="of:=[.K53]" office:value-type="float" office:value="3" calcext:value-type="float">
            <text:p>3</text:p>
          </table:table-cell>
          <table:table-cell table:style-name="ce50" table:formula="of:=[.J53]*[.L53]" office:value-type="currency" office:currency="USD" office:value="6.84" calcext:value-type="currency">
            <text:p>$6.84</text:p>
          </table:table-cell>
          <table:table-cell table:style-name="ce49" table:formula="of:=MAX(0;ROUNDUP(([.$B$19]*[.G53]-[.L53]*[.I53])/[.I53];0))" office:value-type="float" office:value="0" calcext:value-type="float">
            <text:p>0</text:p>
          </table:table-cell>
          <table:table-cell table:style-name="ce50" table:formula="of:=[.J53]*[.N53]" office:value-type="currency" office:currency="USD" office:value="0" calcext:value-type="currency">
            <text:p>$0.00</text:p>
          </table:table-cell>
          <table:table-cell table:style-name="ce37"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(Interface board or 8way Relay board), +5V PSU to the bottom plate</text:p>
          </table:table-cell>
          <table:table-cell table:style-name="ce37" office:value-type="string" calcext:value-type="string">
            <text:p>M3 .5mm x 4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2</text:p>
          </table:table-cell>
          <table:table-cell table:style-name="ce44" table:formula="of:=[.C54]" office:value-type="string" office:string-value="McMaster-Carr" calcext:value-type="string">
            <text:p>McMaster-Carr</text:p>
          </table:table-cell>
          <table:table-cell table:style-name="ce44" table:formula="of:=[.D54]" office:value-type="string" office:string-value="92010A112" calcext:value-type="string">
            <text:p>92010A112</text:p>
          </table:table-cell>
          <table:table-cell table:style-name="ce49" table:formula="of:=4+2" office:value-type="float" office:value="6" calcext:value-type="float">
            <text:p>6</text:p>
          </table:table-cell>
          <table:table-cell table:style-name="ce49" table:formula="of:=[.G54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76" calcext:value-type="currency">
            <text:p>$3.76</text:p>
          </table:table-cell>
          <table:table-cell table:style-name="ce49" table:formula="of:=ROUNDUP([.H54]/[.I54];0)" office:value-type="float" office:value="3" calcext:value-type="float">
            <text:p>3</text:p>
          </table:table-cell>
          <table:table-cell table:style-name="ce49" table:formula="of:=[.K54]" office:value-type="float" office:value="3" calcext:value-type="float">
            <text:p>3</text:p>
          </table:table-cell>
          <table:table-cell table:style-name="ce50" table:formula="of:=[.J54]*[.L54]" office:value-type="currency" office:currency="USD" office:value="11.28" calcext:value-type="currency">
            <text:p>$11.28</text:p>
          </table:table-cell>
          <table:table-cell table:style-name="ce49" table:formula="of:=MAX(0;ROUNDUP(([.$B$19]*[.G54]-[.L54]*[.I54])/[.I54];0))" office:value-type="float" office:value="0" calcext:value-type="float">
            <text:p>0</text:p>
          </table:table-cell>
          <table:table-cell table:style-name="ce50" table:formula="of:=[.J54]*[.N54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Interface board or 8way Relay board to standoff</text:p>
          </table:table-cell>
          <table:table-cell table:style-name="ce37" office:value-type="string" calcext:value-type="string">
            <text:p>M3 .5mm x 5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4</text:p>
          </table:table-cell>
          <table:table-cell table:style-name="ce44" table:formula="of:=[.C55]" office:value-type="string" office:string-value="McMaster-Carr" calcext:value-type="string">
            <text:p>McMaster-Carr</text:p>
          </table:table-cell>
          <table:table-cell table:style-name="ce44" table:formula="of:=[.D55]" office:value-type="string" office:string-value="92000A114" calcext:value-type="string">
            <text:p>92000A11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55]*[.$B$19]" office:value-type="float" office:value="160" calcext:value-type="float">
            <text:p>16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" calcext:value-type="currency">
            <text:p>$4.00</text:p>
          </table:table-cell>
          <table:table-cell table:style-name="ce49" table:formula="of:=ROUNDUP([.H55]/[.I55];0)" office:value-type="float" office:value="2" calcext:value-type="float">
            <text:p>2</text:p>
          </table:table-cell>
          <table:table-cell table:style-name="ce49" table:formula="of:=[.K55]" office:value-type="float" office:value="2" calcext:value-type="float">
            <text:p>2</text:p>
          </table:table-cell>
          <table:table-cell table:style-name="ce50" table:formula="of:=[.J55]*[.L55]" office:value-type="currency" office:currency="USD" office:value="8" calcext:value-type="currency">
            <text:p>$8.00</text:p>
          </table:table-cell>
          <table:table-cell table:style-name="ce49" table:formula="of:=MAX(0;ROUNDUP(([.$B$19]*[.G55]-[.L55]*[.I55])/[.I55];0))" office:value-type="float" office:value="0" calcext:value-type="float">
            <text:p>0</text:p>
          </table:table-cell>
          <table:table-cell table:style-name="ce50" table:formula="of:=[.J55]*[.N55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9">
          <table:table-cell table:style-name="ce37" office:value-type="string" calcext:value-type="string">
            <text:p>Interface board or 8way Relay board standoff</text:p>
          </table:table-cell>
          <table:table-cell table:style-name="ce37" office:value-type="string" calcext:value-type="string">
            <text:p>Nylon M3 threaded Hex standoff/spacer</text:p>
          </table:table-cell>
          <table:table-cell table:style-name="ce44" office:value-type="string" calcext:value-type="string">
            <text:p>Electronics-Salon</text:p>
          </table:table-cell>
          <table:table-cell table:style-name="ce47" office:value-type="string" calcext:value-type="string">
            <text:p>SPC-NL3FF/8-1000</text:p>
          </table:table-cell>
          <table:table-cell table:style-name="ce44" office:value-type="string" calcext:value-type="string">
            <text:p>Amazon</text:p>
          </table:table-cell>
          <table:table-cell table:style-name="ce44" office:value-type="string" calcext:value-type="string">
            <text:p>B018VPH5Q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G56]*[.$B$19]" office:value-type="float" office:value="160" calcext:value-type="float">
            <text:p>160</text:p>
          </table:table-cell>
          <table:table-cell table:style-name="ce49" office:value-type="float" office:value="1000" calcext:value-type="float">
            <text:p>1000</text:p>
          </table:table-cell>
          <table:table-cell table:style-name="ce50" office:value-type="currency" office:currency="USD" office:value="49" calcext:value-type="currency">
            <text:p>$49.00</text:p>
          </table:table-cell>
          <table:table-cell table:style-name="ce49" table:formula="of:=ROUNDUP([.H56]/[.I56];0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0" table:formula="of:=[.J56]*[.L56]" office:value-type="currency" office:currency="USD" office:value="49" calcext:value-type="currency">
            <text:p>$49.00</text:p>
          </table:table-cell>
          <table:table-cell table:style-name="ce49" table:formula="of:=MAX(0;ROUNDUP(([.$B$19]*[.G56]-[.L56]*[.I56])/[.I56];0))" office:value-type="float" office:value="0" calcext:value-type="float">
            <text:p>0</text:p>
          </table:table-cell>
          <table:table-cell table:style-name="ce50" table:formula="of:=[.J56]*[.N56]" office:value-type="currency" office:currency="USD" office:value="0" calcext:value-type="currency">
            <text:p>$0.00</text:p>
          </table:table-cell>
          <table:table-cell table:style-name="ce37"/>
          <table:table-cell table:number-columns-repeated="1008"/>
        </table:table-row>
        <table:table-row table:style-name="ro11">
          <table:table-cell table:style-name="ce37" office:value-type="string" calcext:value-type="string">
            <text:p>+12VDC PSU to the right side panel</text:p>
          </table:table-cell>
          <table:table-cell table:style-name="ce37" office:value-type="string" calcext:value-type="string">
            <text:p>M3 .5mm x 6mm, rounded head: no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00A116</text:p>
          </table:table-cell>
          <table:table-cell table:style-name="ce44" table:formula="of:=[.C57]" office:value-type="string" office:string-value="McMaster-Carr" calcext:value-type="string">
            <text:p>McMaster-Carr</text:p>
          </table:table-cell>
          <table:table-cell table:style-name="ce44" table:formula="of:=[.D57]" office:value-type="string" office:string-value="92000A116" calcext:value-type="string">
            <text:p>92000A11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G57]*[.$B$19]" office:value-type="float" office:value="200" calcext:value-type="float">
            <text:p>20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7]/[.I57];0)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0" table:formula="of:=[.J57]*[.L57]" office:value-type="currency" office:currency="USD" office:value="15.93" calcext:value-type="currency">
            <text:p>$15.93</text:p>
          </table:table-cell>
          <table:table-cell table:style-name="ce49" table:formula="of:=MAX(0;ROUNDUP(([.$B$19]*[.G57]-[.L57]*[.I57])/[.I57];0))" office:value-type="float" office:value="0" calcext:value-type="float">
            <text:p>0</text:p>
          </table:table-cell>
          <table:table-cell table:style-name="ce50" table:formula="of:=[.J57]*[.N57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2000A116" xlink:type="simple">https://www.mcmaster.com/#92000A116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disc thermostat to the bottom plate</text:p>
          </table:table-cell>
          <table:table-cell table:style-name="ce37" office:value-type="string" calcext:value-type="string">
            <text:p>M3 .5mm x 8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7" office:value-type="string" calcext:value-type="string">
            <text:p>92010A118</text:p>
          </table:table-cell>
          <table:table-cell table:style-name="ce44" table:formula="of:=[.C58]" office:value-type="string" office:string-value="McMaster-Carr" calcext:value-type="string">
            <text:p>McMaster-Carr</text:p>
          </table:table-cell>
          <table:table-cell table:style-name="ce44" table:formula="of:=[.D58]" office:value-type="string" office:string-value="92010A118" calcext:value-type="string">
            <text:p>92010A118</text:p>
          </table:table-cell>
          <table:table-cell table:style-name="ce49" table:formula="of:=2" office:value-type="float" office:value="2" calcext:value-type="float">
            <text:p>2</text:p>
          </table:table-cell>
          <table:table-cell table:style-name="ce49" table:formula="of:=[.G58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31" calcext:value-type="currency">
            <text:p>$5.31</text:p>
          </table:table-cell>
          <table:table-cell table:style-name="ce49" table:formula="of:=ROUNDUP([.H58]/[.I58];0)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0" table:formula="of:=[.J58]*[.L58]" office:value-type="currency" office:currency="USD" office:value="0" calcext:value-type="currency">
            <text:p>$0.00</text:p>
          </table:table-cell>
          <table:table-cell table:style-name="ce49" table:formula="of:=MAX(0;ROUNDUP(([.$B$19]*[.G58]-[.L58]*[.I58])/[.I58];0))" office:value-type="float" office:value="1" calcext:value-type="float">
            <text:p>1</text:p>
          </table:table-cell>
          <table:table-cell table:style-name="ce50" table:formula="of:=[.J58]*[.N58]" office:value-type="currency" office:currency="USD" office:value="5.31" calcext:value-type="currency">
            <text:p>$5.31</text:p>
          </table:table-cell>
          <table:table-cell table:style-name="ce37"/>
          <table:table-cell office:value-type="string" calcext:value-type="string">
            <text:p><text:a xlink:href="https://www.mcmaster.com/#92000a118" xlink:type="simple">https://www.mcmaster.com/#92000a118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disc thermostat to the bottom plate: flat washer</text:p>
          </table:table-cell>
          <table:table-cell table:style-name="ce37" office:value-type="string" calcext:value-type="string">
            <text:p>M3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10</text:p>
          </table:table-cell>
          <table:table-cell table:style-name="ce44" table:formula="of:=[.C59]" office:value-type="string" office:string-value="McMaster-Carr" calcext:value-type="string">
            <text:p>McMaster-Carr</text:p>
          </table:table-cell>
          <table:table-cell table:style-name="ce44" table:formula="of:=[.D59]" office:value-type="string" office:string-value="93475A210" calcext:value-type="string">
            <text:p>93475A21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59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59]/[.I59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59]*[.L59]" office:value-type="currency" office:currency="USD" office:value="6.48" calcext:value-type="currency">
            <text:p>$6.48</text:p>
          </table:table-cell>
          <table:table-cell table:style-name="ce49" table:formula="of:=MAX(0;ROUNDUP(([.$B$19]*[.G59]-[.L59]*[.I59])/[.I59];0))" office:value-type="float" office:value="0" calcext:value-type="float">
            <text:p>0</text:p>
          </table:table-cell>
          <table:table-cell table:style-name="ce50" table:formula="of:=[.J59]*[.N59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disc thermostat : hex nut</text:p>
          </table:table-cell>
          <table:table-cell table:style-name="ce37" office:value-type="string" calcext:value-type="string">
            <text:p>M3 .5mm hex nut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828A211</text:p>
          </table:table-cell>
          <table:table-cell table:style-name="ce44" table:formula="of:=[.C60]" office:value-type="string" office:string-value="McMaster-Carr" calcext:value-type="string">
            <text:p>McMaster-Carr</text:p>
          </table:table-cell>
          <table:table-cell table:style-name="ce44" table:formula="of:=[.D60]" office:value-type="string" office:string-value="91828A211" calcext:value-type="string">
            <text:p>91828A21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60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55" calcext:value-type="currency">
            <text:p>$5.55</text:p>
          </table:table-cell>
          <table:table-cell table:style-name="ce49" table:formula="of:=ROUNDUP([.H60]/[.I60];0)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50" table:formula="of:=[.J60]*[.L60]" office:value-type="currency" office:currency="USD" office:value="22.2" calcext:value-type="currency">
            <text:p>$22.20</text:p>
          </table:table-cell>
          <table:table-cell table:style-name="ce49" table:formula="of:=MAX(0;ROUNDUP(([.$B$19]*[.G60]-[.L60]*[.I60])/[.I60];0))" office:value-type="float" office:value="0" calcext:value-type="float">
            <text:p>0</text:p>
          </table:table-cell>
          <table:table-cell table:style-name="ce50" table:formula="of:=[.J60]*[.N60]" office:value-type="currency" office:currency="USD" office:value="0" calcext:value-type="currency">
            <text:p>$0.00</text:p>
          </table:table-cell>
          <table:table-cell table:style-name="ce37"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1">
          <table:table-cell table:style-name="ce37" office:value-type="string" calcext:value-type="string">
            <text:p>Flat washer for TBD</text:p>
          </table:table-cell>
          <table:table-cell table:style-name="ce37" office:value-type="string" calcext:value-type="string">
            <text:p>M4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230</text:p>
          </table:table-cell>
          <table:table-cell table:style-name="ce44" table:formula="of:=[.C61]" office:value-type="string" office:string-value="McMaster-Carr" calcext:value-type="string">
            <text:p>McMaster-Carr</text:p>
          </table:table-cell>
          <table:table-cell table:style-name="ce44" table:formula="of:=[.D61]" office:value-type="string" office:string-value="93475A230" calcext:value-type="string">
            <text:p>93475A2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G61]*[.$B$19]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62" calcext:value-type="currency">
            <text:p>$1.62</text:p>
          </table:table-cell>
          <table:table-cell table:style-name="ce49" table:formula="of:=ROUNDUP([.H61]/[.I61];0)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1]*[.L61]" office:value-type="currency" office:currency="USD" office:value="0" calcext:value-type="currency">
            <text:p>$0.00</text:p>
          </table:table-cell>
          <table:table-cell table:style-name="ce49" table:formula="of:=MAX(0;ROUNDUP(([.$B$19]*[.G61]-[.L61]*[.I61])/[.I61];0))" office:value-type="float" office:value="1" calcext:value-type="float">
            <text:p>1</text:p>
          </table:table-cell>
          <table:table-cell table:style-name="ce50" table:formula="of:=[.J61]*[.N61]" office:value-type="currency" office:currency="USD" office:value="1.62" calcext:value-type="currency">
            <text:p>$1.62</text:p>
          </table:table-cell>
          <table:table-cell table:style-name="ce37"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Eurostyle barrier strip attachment flat washer</text:p>
          </table:table-cell>
          <table:table-cell table:style-name="ce37" office:value-type="string" calcext:value-type="string">
            <text:p>M2.5,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475A196</text:p>
          </table:table-cell>
          <table:table-cell table:style-name="ce44" table:formula="of:=[.C62]" office:value-type="string" office:string-value="McMaster-Carr" calcext:value-type="string">
            <text:p>McMaster-Carr</text:p>
          </table:table-cell>
          <table:table-cell table:style-name="ce44" table:formula="of:=[.D62]" office:value-type="string" office:string-value="93475A196" calcext:value-type="string">
            <text:p>93475A19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2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1.58" calcext:value-type="currency">
            <text:p>$1.58</text:p>
          </table:table-cell>
          <table:table-cell table:style-name="ce49" table:formula="of:=ROUNDUP([.H62]/[.I62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2]*[.L62]" office:value-type="currency" office:currency="USD" office:value="0" calcext:value-type="currency">
            <text:p>$0.00</text:p>
          </table:table-cell>
          <table:table-cell table:style-name="ce49" table:formula="of:=MAX(0;ROUNDUP(([.$B$19]*[.G62]-[.L62]*[.I62])/[.I62];0))" office:value-type="float" office:value="3" calcext:value-type="float">
            <text:p>3</text:p>
          </table:table-cell>
          <table:table-cell table:style-name="ce50" table:formula="of:=[.J62]*[.N62]" office:value-type="currency" office:currency="USD" office:value="4.74" calcext:value-type="currency">
            <text:p>$4.74</text:p>
          </table:table-cell>
          <table:table-cell table:style-name="ce37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Eurostyle barrier strip attachment lock washer</text:p>
          </table:table-cell>
          <table:table-cell table:style-name="ce37" office:value-type="string" calcext:value-type="string">
            <text:p>M2.5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3925A220</text:p>
          </table:table-cell>
          <table:table-cell table:style-name="ce44" table:formula="of:=[.C63]" office:value-type="string" office:string-value="McMaster-Carr" calcext:value-type="string">
            <text:p>McMaster-Carr</text:p>
          </table:table-cell>
          <table:table-cell table:style-name="ce44" table:formula="of:=[.D63]" office:value-type="string" office:string-value="93925A220" calcext:value-type="string">
            <text:p>93925A220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3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46" calcext:value-type="currency">
            <text:p>$3.46</text:p>
          </table:table-cell>
          <table:table-cell table:style-name="ce49" table:formula="of:=ROUNDUP([.H63]/[.I63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3]*[.L63]" office:value-type="currency" office:currency="USD" office:value="0" calcext:value-type="currency">
            <text:p>$0.00</text:p>
          </table:table-cell>
          <table:table-cell table:style-name="ce49" table:formula="of:=MAX(0;ROUNDUP(([.$B$19]*[.G63]-[.L63]*[.I63])/[.I63];0))" office:value-type="float" office:value="3" calcext:value-type="float">
            <text:p>3</text:p>
          </table:table-cell>
          <table:table-cell table:style-name="ce50" table:formula="of:=[.J63]*[.N63]" office:value-type="currency" office:currency="USD" office:value="10.38" calcext:value-type="currency">
            <text:p>$10.38</text:p>
          </table:table-cell>
          <table:table-cell table:style-name="ce37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Eurostyle barrier strip attachment screw</text:p>
          </table:table-cell>
          <table:table-cell table:style-name="ce37" office:value-type="string" calcext:value-type="string">
            <text:p>M2.5 .4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024</text:p>
          </table:table-cell>
          <table:table-cell table:style-name="ce44" table:formula="of:=[.C64]" office:value-type="string" office:string-value="McMaster-Carr" calcext:value-type="string">
            <text:p>McMaster-Carr</text:p>
          </table:table-cell>
          <table:table-cell table:style-name="ce44" table:formula="of:=[.D64]" office:value-type="string" office:string-value="92010A024" calcext:value-type="string">
            <text:p>92010A024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4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4.29" calcext:value-type="currency">
            <text:p>$4.29</text:p>
          </table:table-cell>
          <table:table-cell table:style-name="ce49" table:formula="of:=ROUNDUP([.H64]/[.I64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4]*[.L64]" office:value-type="currency" office:currency="USD" office:value="0" calcext:value-type="currency">
            <text:p>$0.00</text:p>
          </table:table-cell>
          <table:table-cell table:style-name="ce49" table:formula="of:=MAX(0;ROUNDUP(([.$B$19]*[.G64]-[.L64]*[.I64])/[.I64];0))" office:value-type="float" office:value="3" calcext:value-type="float">
            <text:p>3</text:p>
          </table:table-cell>
          <table:table-cell table:style-name="ce50" table:formula="of:=[.J64]*[.N64]" office:value-type="currency" office:currency="USD" office:value="12.87" calcext:value-type="currency">
            <text:p>$12.87</text:p>
          </table:table-cell>
          <table:table-cell table:style-name="ce37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Eurostyle barrier strip attachment screw : ALTERNATE</text:p>
          </table:table-cell>
          <table:table-cell table:style-name="ce37" office:value-type="string" calcext:value-type="string">
            <text:p>M3 .5mm x 16mm, flat head: countersink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126</text:p>
          </table:table-cell>
          <table:table-cell table:style-name="ce44" table:formula="of:=[.C65]" office:value-type="string" office:string-value="McMaster-Carr" calcext:value-type="string">
            <text:p>McMaster-Carr</text:p>
          </table:table-cell>
          <table:table-cell table:style-name="ce44" table:formula="of:=[.D65]" office:value-type="string" office:string-value="92010A126" calcext:value-type="string">
            <text:p>92010A126</text:p>
          </table:table-cell>
          <table:table-cell table:style-name="ce49" table:formula="of:=3*2" office:value-type="float" office:value="6" calcext:value-type="float">
            <text:p>6</text:p>
          </table:table-cell>
          <table:table-cell table:style-name="ce49" table:formula="of:=[.G65]*[.$B$19]" office:value-type="float" office:value="240" calcext:value-type="float">
            <text:p>2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76" calcext:value-type="currency">
            <text:p>$5.76</text:p>
          </table:table-cell>
          <table:table-cell table:style-name="ce49" table:formula="of:=ROUNDUP([.H65]/[.I65];0)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0" table:formula="of:=[.J65]*[.L65]" office:value-type="currency" office:currency="USD" office:value="0" calcext:value-type="currency">
            <text:p>$0.00</text:p>
          </table:table-cell>
          <table:table-cell table:style-name="ce49" table:formula="of:=MAX(0;ROUNDUP(([.$B$19]*[.G65]-[.L65]*[.I65])/[.I65];0))" office:value-type="float" office:value="3" calcext:value-type="float">
            <text:p>3</text:p>
          </table:table-cell>
          <table:table-cell table:style-name="ce50" table:formula="of:=[.J65]*[.N65]" office:value-type="currency" office:currency="USD" office:value="17.28" calcext:value-type="currency">
            <text:p>$17.28</text:p>
          </table:table-cell>
          <table:table-cell table:style-name="ce37" office:value-type="string" calcext:value-type="string">
            <text:p>Alternative for Eurostyle barrier strips. <text:s/>TBD – not sure if actually going to screw down, or not, the barrier strips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Corner 0.75” L corner brackets to the front, back and side panels : oversized washer</text:p>
          </table:table-cell>
          <table:table-cell table:style-name="ce37" office:value-type="string" calcext:value-type="string">
            <text:p>M4, oversized flat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16A130</text:p>
          </table:table-cell>
          <table:table-cell table:style-name="ce44" table:formula="of:=[.C66]" office:value-type="string" office:string-value="McMaster-Carr" calcext:value-type="string">
            <text:p>McMaster-Carr</text:p>
          </table:table-cell>
          <table:table-cell table:style-name="ce44" table:formula="of:=[.D66]" office:value-type="string" office:string-value="91116A130" calcext:value-type="string">
            <text:p>91116A130</text:p>
          </table:table-cell>
          <table:table-cell table:style-name="ce49" table:formula="of:=4*4" office:value-type="float" office:value="16" calcext:value-type="float">
            <text:p>16</text:p>
          </table:table-cell>
          <table:table-cell table:style-name="ce49" table:formula="of:=[.G66]*[.$B$19]" office:value-type="float" office:value="640" calcext:value-type="float">
            <text:p>6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3.87" calcext:value-type="currency">
            <text:p>$3.87</text:p>
          </table:table-cell>
          <table:table-cell table:style-name="ce49" table:formula="of:=ROUNDUP([.H66]/[.I66];0)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66]*[.L66]" office:value-type="currency" office:currency="USD" office:value="11.61" calcext:value-type="currency">
            <text:p>$11.61</text:p>
          </table:table-cell>
          <table:table-cell table:style-name="ce49" table:formula="of:=MAX(0;ROUNDUP(([.$B$19]*[.G66]-[.L66]*[.I66])/[.I66];0))" office:value-type="float" office:value="4" calcext:value-type="float">
            <text:p>4</text:p>
          </table:table-cell>
          <table:table-cell table:style-name="ce50" table:formula="of:=[.J66]*[.N66]" office:value-type="currency" office:currency="USD" office:value="15.48" calcext:value-type="currency">
            <text:p>$15.48</text:p>
          </table:table-cell>
          <table:table-cell table:style-name="ce37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116a130" xlink:type="simple">https://www.mcmaster.com/#91116a130</text:a></text:p>
          </table:table-cell>
          <table:table-cell table:number-columns-repeated="1007"/>
        </table:table-row>
        <table:table-row table:style-name="ro13">
          <table:table-cell table:style-name="ce37" office:value-type="string" calcext:value-type="string">
            <text:p>Corner 0.75” L corner brackets to the front, back and side panels : external tooth lock washer</text:p>
          </table:table-cell>
          <table:table-cell table:style-name="ce37" office:value-type="string" calcext:value-type="string">
            <text:p>M4, external tooth lock washer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120A130</text:p>
          </table:table-cell>
          <table:table-cell table:style-name="ce44" table:formula="of:=[.C67]" office:value-type="string" office:string-value="McMaster-Carr" calcext:value-type="string">
            <text:p>McMaster-Carr</text:p>
          </table:table-cell>
          <table:table-cell table:style-name="ce44" table:formula="of:=[.D67]" office:value-type="string" office:string-value="91120A130" calcext:value-type="string">
            <text:p>91120A130</text:p>
          </table:table-cell>
          <table:table-cell table:style-name="ce49" table:formula="of:=4*4" office:value-type="float" office:value="16" calcext:value-type="float">
            <text:p>16</text:p>
          </table:table-cell>
          <table:table-cell table:style-name="ce49" table:formula="of:=[.G67]*[.$B$19]" office:value-type="float" office:value="640" calcext:value-type="float">
            <text:p>6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2.75" calcext:value-type="currency">
            <text:p>$2.75</text:p>
          </table:table-cell>
          <table:table-cell table:style-name="ce49" table:formula="of:=ROUNDUP([.H67]/[.I67];0)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0" table:formula="of:=[.J67]*[.L67]" office:value-type="currency" office:currency="USD" office:value="16.5" calcext:value-type="currency">
            <text:p>$16.50</text:p>
          </table:table-cell>
          <table:table-cell table:style-name="ce49" table:formula="of:=MAX(0;ROUNDUP(([.$B$19]*[.G67]-[.L67]*[.I67])/[.I67];0))" office:value-type="float" office:value="1" calcext:value-type="float">
            <text:p>1</text:p>
          </table:table-cell>
          <table:table-cell table:style-name="ce50" table:formula="of:=[.J67]*[.N67]" office:value-type="currency" office:currency="USD" office:value="2.75" calcext:value-type="currency">
            <text:p>$2.75</text:p>
          </table:table-cell>
          <table:table-cell table:style-name="ce37" office:value-type="string" calcext:value-type="string">
            <text:p>See the White Rabbit side plate above. <text:s/>6 purchased 2018mar26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Corner 0.75” L corner brackets to the front, back and side panels : nut</text:p>
          </table:table-cell>
          <table:table-cell table:style-name="ce37" office:value-type="string" calcext:value-type="string">
            <text:p>M4 0.7mm pitch x 7mm width x 3.2mm thick nut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1828A23</text:p>
          </table:table-cell>
          <table:table-cell table:style-name="ce44" table:formula="of:=[.C68]" office:value-type="string" office:string-value="McMaster-Carr" calcext:value-type="string">
            <text:p>McMaster-Carr</text:p>
          </table:table-cell>
          <table:table-cell table:style-name="ce44" table:formula="of:=[.D68]" office:value-type="string" office:string-value="91828A23" calcext:value-type="string">
            <text:p>91828A23</text:p>
          </table:table-cell>
          <table:table-cell table:style-name="ce49" table:formula="of:=4*4" office:value-type="float" office:value="16" calcext:value-type="float">
            <text:p>16</text:p>
          </table:table-cell>
          <table:table-cell table:style-name="ce49" table:formula="of:=[.G68]*[.$B$19]" office:value-type="float" office:value="640" calcext:value-type="float">
            <text:p>64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5.16" calcext:value-type="currency">
            <text:p>$5.16</text:p>
          </table:table-cell>
          <table:table-cell table:style-name="ce49" table:formula="of:=ROUNDUP([.H68]/[.I68];0)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68]*[.L68]" office:value-type="currency" office:currency="USD" office:value="15.48" calcext:value-type="currency">
            <text:p>$15.48</text:p>
          </table:table-cell>
          <table:table-cell table:style-name="ce49" table:formula="of:=MAX(0;ROUNDUP(([.$B$19]*[.G68]-[.L68]*[.I68])/[.I68];0))" office:value-type="float" office:value="4" calcext:value-type="float">
            <text:p>4</text:p>
          </table:table-cell>
          <table:table-cell table:style-name="ce50" table:formula="of:=[.J68]*[.N68]" office:value-type="currency" office:currency="USD" office:value="20.64" calcext:value-type="currency">
            <text:p>$20.64</text:p>
          </table:table-cell>
          <table:table-cell table:style-name="ce37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828A231" xlink:type="simple">https://www.mcmaster.com/#91828A231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Corner 0.75” L corner brackets to the front and back panels: round head screw</text:p>
          </table:table-cell>
          <table:table-cell table:style-name="ce37" office:value-type="string" calcext:value-type="string">
            <text:p>M4 0.7mm pitch x 14mm long round head screw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00A224</text:p>
          </table:table-cell>
          <table:table-cell table:style-name="ce44" table:formula="of:=[.C69]" office:value-type="string" office:string-value="McMaster-Carr" calcext:value-type="string">
            <text:p>McMaster-Carr</text:p>
          </table:table-cell>
          <table:table-cell table:style-name="ce44" table:formula="of:=[.D69]" office:value-type="string" office:string-value="92000A224" calcext:value-type="string">
            <text:p>92000A224</text:p>
          </table:table-cell>
          <table:table-cell table:style-name="ce49" table:formula="of:=4*2" office:value-type="float" office:value="8" calcext:value-type="float">
            <text:p>8</text:p>
          </table:table-cell>
          <table:table-cell table:style-name="ce49" table:formula="of:=[.G69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8.75" calcext:value-type="currency">
            <text:p>$8.75</text:p>
          </table:table-cell>
          <table:table-cell table:style-name="ce49" table:formula="of:=ROUNDUP([.H69]/[.I69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69]*[.L69]" office:value-type="currency" office:currency="USD" office:value="26.25" calcext:value-type="currency">
            <text:p>$26.25</text:p>
          </table:table-cell>
          <table:table-cell table:style-name="ce49" table:formula="of:=MAX(0;ROUNDUP(([.$B$19]*[.G69]-[.L69]*[.I69])/[.I69];0))" office:value-type="float" office:value="1" calcext:value-type="float">
            <text:p>1</text:p>
          </table:table-cell>
          <table:table-cell table:style-name="ce50" table:formula="of:=[.J69]*[.N69]" office:value-type="currency" office:currency="USD" office:value="8.75" calcext:value-type="currency">
            <text:p>$8.75</text:p>
          </table:table-cell>
          <table:table-cell table:style-name="ce37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00a224" xlink:type="simple">https://www.mcmaster.com/#92000a224</text:a></text:p>
          </table:table-cell>
          <table:table-cell table:number-columns-repeated="1007"/>
        </table:table-row>
        <table:table-row table:style-name="ro18">
          <table:table-cell table:style-name="ce37" office:value-type="string" calcext:value-type="string">
            <text:p>Corner 0.75” L corner brackets to the front and back panels: flat head screw</text:p>
          </table:table-cell>
          <table:table-cell table:style-name="ce37" office:value-type="string" calcext:value-type="string">
            <text:p>M4 0.7mm pitch x 14mm long flat head screw</text:p>
          </table:table-cell>
          <table:table-cell table:style-name="ce44" office:value-type="string" calcext:value-type="string">
            <text:p>McMaster-Carr</text:p>
          </table:table-cell>
          <table:table-cell table:style-name="ce44" office:value-type="string" calcext:value-type="string">
            <text:p>92010A789</text:p>
          </table:table-cell>
          <table:table-cell table:style-name="ce44" table:formula="of:=[.C70]" office:value-type="string" office:string-value="McMaster-Carr" calcext:value-type="string">
            <text:p>McMaster-Carr</text:p>
          </table:table-cell>
          <table:table-cell table:style-name="ce44" table:formula="of:=[.D70]" office:value-type="string" office:string-value="92010A789" calcext:value-type="string">
            <text:p>92010A789</text:p>
          </table:table-cell>
          <table:table-cell table:style-name="ce49" table:formula="of:=4*2" office:value-type="float" office:value="8" calcext:value-type="float">
            <text:p>8</text:p>
          </table:table-cell>
          <table:table-cell table:style-name="ce49" table:formula="of:=[.G70]*[.$B$19]" office:value-type="float" office:value="320" calcext:value-type="float">
            <text:p>320</text:p>
          </table:table-cell>
          <table:table-cell table:style-name="ce49" office:value-type="float" office:value="100" calcext:value-type="float">
            <text:p>100</text:p>
          </table:table-cell>
          <table:table-cell table:style-name="ce50" office:value-type="currency" office:currency="USD" office:value="6.52" calcext:value-type="currency">
            <text:p>$6.52</text:p>
          </table:table-cell>
          <table:table-cell table:style-name="ce49" table:formula="of:=ROUNDUP([.H70]/[.I70];0)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0" table:formula="of:=[.J70]*[.L70]" office:value-type="currency" office:currency="USD" office:value="19.56" calcext:value-type="currency">
            <text:p>$19.56</text:p>
          </table:table-cell>
          <table:table-cell table:style-name="ce49" table:formula="of:=MAX(0;ROUNDUP(([.$B$19]*[.G70]-[.L70]*[.I70])/[.I70];0))" office:value-type="float" office:value="1" calcext:value-type="float">
            <text:p>1</text:p>
          </table:table-cell>
          <table:table-cell table:style-name="ce50" table:formula="of:=[.J70]*[.N70]" office:value-type="currency" office:currency="USD" office:value="6.52" calcext:value-type="currency">
            <text:p>$6.52</text:p>
          </table:table-cell>
          <table:table-cell table:style-name="ce37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10A789" xlink:type="simple">https://www.mcmaster.com/#92010A789</text:a>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Sub-total</text:p>
          </table:table-cell>
          <table:table-cell table:style-name="ce28" table:formula="of:=SUM([.M12:.M70])" office:value-type="currency" office:currency="USD" office:value="820.3752" calcext:value-type="currency">
            <text:p>$820.38</text:p>
          </table:table-cell>
          <table:table-cell/>
          <table:table-cell table:style-name="ce28" table:formula="of:=SUM([.O12:.O70])" office:value-type="currency" office:currency="USD" office:value="147.94" calcext:value-type="currency">
            <text:p>$147.94</text:p>
          </table:table-cell>
          <table:table-cell table:number-columns-repeated="1009"/>
        </table:table-row>
        <table:table-row table:style-name="ro1" table:number-rows-repeated="104850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Node Panel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25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1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1">no countersink</text:span>; RJ45 bulkhead for FEM cables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1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1">
      <number:minutes number:style="long"/>
      <number:text>:</number:text>
      <number:seconds number:style="long"/>
      <number:text>.</number:text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08:31:01.8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Zara</meta:initial-creator>
    <meta:creation-date>2017-03-07T14:39:41Z</meta:creation-date>
    <dc:date>2018-03-28T16:21:06.288000000</dc:date>
    <meta:editing-cycles>291</meta:editing-cycles>
    <meta:editing-duration>P2DT18H24M42S</meta:editing-duration>
    <meta:document-statistic meta:table-count="3" meta:cell-count="1465" meta:object-count="0"/>
  </office:meta>
</office:document-meta>
</file>